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126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83mm" svg:height="0.26mm" svg:x="486mm" svg:y="165.75mm">
            <loext:p draw:notify-on-update-of-ranges="Sheet1.G4:Sheet1.G25 Sheet1.G3:Sheet1.G3 Sheet1.B4:Sheet1.B25 Sheet1.G4:Sheet1.G25 Sheet1.H3:Sheet1.H3 Sheet1.H4:Sheet1.H25 Sheet1.B4:Sheet1.B25 Sheet1.I3:Sheet1.I3 Sheet1.I4:Sheet1.I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9mm" svg:height="90.05mm" svg:x="381.39mm" svg:y="18.59mm">
            <loext:p draw:notify-on-update-of-ranges="Sheet1.B4:Sheet1.B25 Sheet1.D3:Sheet1.D3 Sheet1.D4:Sheet1.D25 Sheet1.B4:Sheet1.B25 Sheet1.E3:Sheet1.E3 Sheet1.E4:Sheet1.E25 Sheet1.B4:Sheet1.B25 Sheet1.F3:Sheet1.F3 Sheet1.F4:Sheet1.F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89mm" svg:height="90.04mm" svg:x="547.84mm" svg:y="19.66mm">
            <loext:p draw:notify-on-update-of-ranges="Sheet1.B4:Sheet1.B25 Sheet1.G3:Sheet1.G3 Sheet1.G4:Sheet1.G25 Sheet1.B4:Sheet1.B25 Sheet1.H3:Sheet1.H3 Sheet1.H4:Sheet1.H25 Sheet1.B4:Sheet1.B25 Sheet1.I3:Sheet1.I3 Sheet1.I4:Sheet1.I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mm" svg:height="90.05mm" svg:x="374.17mm" svg:y="126.16mm">
            <loext:p draw:notify-on-update-of-ranges="Sheet1.C30:Sheet1.C51 Sheet1.D29:Sheet1.D29 Sheet1.D30:Sheet1.D51 Sheet1.C30:Sheet1.C51 Sheet1.E29:Sheet1.E29 Sheet1.E30:Sheet1.E51 Sheet1.C30:Sheet1.C51 Sheet1.F29:Sheet1.F29 Sheet1.F30:Sheet1.F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89mm" svg:height="90.05mm" svg:x="536.31mm" svg:y="127.49mm">
            <loext:p draw:notify-on-update-of-ranges="Sheet1.C30:Sheet1.C51 Sheet1.G29:Sheet1.G29 Sheet1.G30:Sheet1.G51 Sheet1.C30:Sheet1.C51 Sheet1.H29:Sheet1.H29 Sheet1.H30:Sheet1.H51 Sheet1.C30:Sheet1.C51 Sheet1.I29:Sheet1.I29 Sheet1.I30:Sheet1.I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mm" svg:height="90.04mm" svg:x="404.74mm" svg:y="256.33mm">
            <loext:p draw:notify-on-update-of-ranges="Sheet1.J57:Sheet1.J78 Sheet1.D56:Sheet1.D56 Sheet1.D57:Sheet1.D78 Sheet1.J57:Sheet1.J78 Sheet1.E56:Sheet1.E56 Sheet1.E57:Sheet1.E78 Sheet1.J57:Sheet1.J78 Sheet1.F56:Sheet1.F56 Sheet1.F57:Sheet1.F7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89mm" svg:height="90.05mm" svg:x="568.62mm" svg:y="253.93mm">
            <loext:p draw:notify-on-update-of-ranges="Sheet1.J57:Sheet1.J78 Sheet1.G56:Sheet1.G56 Sheet1.G57:Sheet1.G78 Sheet1.J57:Sheet1.J78 Sheet1.H56:Sheet1.H56 Sheet1.H57:Sheet1.H78 Sheet1.J57:Sheet1.J78 Sheet1.I56:Sheet1.I56 Sheet1.I57:Sheet1.I7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mm" svg:height="90.04mm" svg:x="379.77mm" svg:y="377.18mm">
            <loext:p draw:notify-on-update-of-ranges="Sheet1.J84:Sheet1.J105 Sheet1.D83:Sheet1.D83 Sheet1.D84:Sheet1.D105 Sheet1.J84:Sheet1.J105 Sheet1.E83:Sheet1.E83 Sheet1.E84:Sheet1.E105 Sheet1.J84:Sheet1.J105 Sheet1.F83:Sheet1.F83 Sheet1.F84:Sheet1.F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mm" svg:height="90.05mm" svg:x="518.96mm" svg:y="376.91mm">
            <loext:p draw:notify-on-update-of-ranges="Sheet1.J84:Sheet1.J105 Sheet1.G83:Sheet1.G83 Sheet1.G84:Sheet1.G105 Sheet1.J84:Sheet1.J105 Sheet1.H83:Sheet1.H83 Sheet1.H84:Sheet1.H105 Sheet1.J84:Sheet1.J105 Sheet1.I83:Sheet1.I83 Sheet1.I84:Sheet1.I10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89mm" svg:height="90.04mm" svg:x="421.99mm" svg:y="491.13mm">
            <loext:p draw:notify-on-update-of-ranges="Sheet1.J110:Sheet1.J131 Sheet1.D109:Sheet1.D109 Sheet1.D110:Sheet1.D131 Sheet1.J110:Sheet1.J131 Sheet1.E109:Sheet1.E109 Sheet1.E110:Sheet1.E131 Sheet1.J110:Sheet1.J131 Sheet1.F109:Sheet1.F109 Sheet1.F110:Sheet1.F13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mm" svg:height="90.05mm" svg:x="585.01mm" svg:y="490.87mm">
            <loext:p draw:notify-on-update-of-ranges="Sheet1.J110:Sheet1.J131 Sheet1.G109:Sheet1.G109 Sheet1.G110:Sheet1.G131 Sheet1.J110:Sheet1.J131 Sheet1.H109:Sheet1.H109 Sheet1.H110:Sheet1.H131 Sheet1.J110:Sheet1.J131 Sheet1.I109:Sheet1.I109 Sheet1.I110:Sheet1.I1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ED BY NODES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AN (in seconds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TANDARD DEVIATION (in seconds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RCS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office:value-type="string" calcext:value-type="string">
            <text:p>NODES</text:p>
          </table:table-cell>
          <table:table-cell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office:value-type="float" office:value="4" calcext:value-type="float">
            <text:p>4</text:p>
          </table:table-cell>
          <table:table-cell table:formula="of:=SLOPE([.D4:.D25];[.J4:.J25])" office:value-type="float" office:value="0.000556945755999852" calcext:value-type="float">
            <text:p>0.000556945756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office:value-type="float" office:value="24" calcext:value-type="float">
            <text:p>24</text:p>
          </table:table-cell>
          <table:table-cell table:formula="of:=INTERCEPT([.D4:.D25];[.J4:.J25])" office:value-type="float" office:value="-0.987899846737787" calcext:value-type="float">
            <text:p>-0.987899846737787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office:value-type="float" office:value="1609" calcext:value-type="float">
            <text:p>1609</text:p>
          </table:table-cell>
          <table:table-cell/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office:value-type="float" office:value="4807" calcext:value-type="float">
            <text:p>4807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office:value-type="float" office:value="7388" calcext:value-type="float">
            <text:p>7388</text:p>
          </table:table-cell>
          <table:table-cell/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office:value-type="float" office:value="12981" calcext:value-type="float">
            <text:p>12981</text:p>
          </table:table-cell>
          <table:table-cell/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12982" calcext:value-type="float">
            <text:p>12982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office:value-type="float" office:value="13389" calcext:value-type="float">
            <text:p>13389</text:p>
          </table:table-cell>
          <table:table-cell/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office:value-type="float" office:value="14639" calcext:value-type="float">
            <text:p>14639</text:p>
          </table:table-cell>
          <table:table-cell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office:value-type="float" office:value="33113" calcext:value-type="float">
            <text:p>3311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ORTED BY ARCS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AN (in seconds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TANDARD DEVIATION (in seconds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RCS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office:value-type="string" calcext:value-type="string">
            <text:p>ARCS</text:p>
          </table:table-cell>
          <table:table-cell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office:value-type="float" office:value="5" calcext:value-type="float">
            <text:p>5</text:p>
          </table:table-cell>
          <table:table-cell table:formula="of:=SLOPE([.D30:.D51];[.J30:.J51])" office:value-type="float" office:value="0.000224370093384028" calcext:value-type="float">
            <text:p>0.000224370093384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office:value-type="float" office:value="76" calcext:value-type="float">
            <text:p>76</text:p>
          </table:table-cell>
          <table:table-cell table:formula="of:=INTERCEPT([.D30:.D51];[.J30:.J51])" office:value-type="float" office:value="-0.934770843259727" calcext:value-type="float">
            <text:p>-0.934770843259727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office:value-type="float" office:value="6674" calcext:value-type="float">
            <text:p>6674</text:p>
          </table:table-cell>
          <table:table-cell/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office:value-type="float" office:value="11140" calcext:value-type="float">
            <text:p>11140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office:value-type="float" office:value="18961" calcext:value-type="float">
            <text:p>18961</text:p>
          </table:table-cell>
          <table:table-cell/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office:value-type="float" office:value="28376" calcext:value-type="float">
            <text:p>28376</text:p>
          </table:table-cell>
          <table:table-cell/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office:value-type="float" office:value="33937" calcext:value-type="float">
            <text:p>33937</text:p>
          </table:table-cell>
          <table:table-cell/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39018" calcext:value-type="float">
            <text:p>39018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office:value-type="float" office:value="40003" calcext:value-type="float">
            <text:p>40003</text:p>
          </table:table-cell>
          <table:table-cell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office:value-type="float" office:value="75379" calcext:value-type="float">
            <text:p>75379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ORTED BY E+V^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AN (in seconds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TANDARD DEVIATION (in seconds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RCS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office:value-type="string" calcext:value-type="string">
            <text:p>E+V^2</text:p>
          </table:table-cell>
          <table:table-cell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table:formula="of:=[.C57]+[.B57]*[.B57]" office:value-type="float" office:value="21" calcext:value-type="float">
            <text:p>21</text:p>
          </table:table-cell>
          <table:table-cell table:formula="of:=SLOPE([.D57:.D78];[.J57:.J78])" office:value-type="float" office:value="0.0000000201769691098084" calcext:value-type="float">
            <text:p>2.01769691098084E-08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table:formula="of:=[.C58]+[.B58]*[.B58]" office:value-type="float" office:value="652" calcext:value-type="float">
            <text:p>652</text:p>
          </table:table-cell>
          <table:table-cell table:formula="of:=INTERCEPT([.D57:.D78];[.J57:.J78])" office:value-type="float" office:value="0.0843339690711751" calcext:value-type="float">
            <text:p>0.084333969071175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table:formula="of:=[.C59]+[.B59]*[.B59]" office:value-type="float" office:value="5734" calcext:value-type="float">
            <text:p>5734</text:p>
          </table:table-cell>
          <table:table-cell/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table:formula="of:=[.C60]+[.B60]*[.B60]" office:value-type="float" office:value="50699" calcext:value-type="float">
            <text:p>50699</text:p>
          </table:table-cell>
          <table:table-cell/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table:formula="of:=[.C61]+[.B61]*[.B61]" office:value-type="float" office:value="124653" calcext:value-type="float">
            <text:p>124653</text:p>
          </table:table-cell>
          <table:table-cell/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table:formula="of:=[.C62]+[.B62]*[.B62]" office:value-type="float" office:value="131087" calcext:value-type="float">
            <text:p>131087</text:p>
          </table:table-cell>
          <table:table-cell/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table:formula="of:=[.C63]+[.B63]*[.B63]" office:value-type="float" office:value="159275" calcext:value-type="float">
            <text:p>159275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table:formula="of:=[.C64]+[.B64]*[.B64]" office:value-type="float" office:value="173970" calcext:value-type="float">
            <text:p>173970</text:p>
          </table:table-cell>
          <table:table-cell/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table:formula="of:=[.C65]+[.B65]*[.B65]" office:value-type="float" office:value="873439" calcext:value-type="float">
            <text:p>873439</text:p>
          </table:table-cell>
          <table:table-cell/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table:formula="of:=[.C66]+[.B66]*[.B66]" office:value-type="float" office:value="952809" calcext:value-type="float">
            <text:p>952809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table:formula="of:=[.C67]+[.B67]*[.B67]" office:value-type="float" office:value="1042922" calcext:value-type="float">
            <text:p>1042922</text:p>
          </table:table-cell>
          <table:table-cell/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table:formula="of:=[.C68]+[.B68]*[.B68]" office:value-type="float" office:value="1109540" calcext:value-type="float">
            <text:p>1109540</text:p>
          </table:table-cell>
          <table:table-cell/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table:formula="of:=[.C69]+[.B69]*[.B69]" office:value-type="float" office:value="1119784" calcext:value-type="float">
            <text:p>1119784</text:p>
          </table:table-cell>
          <table:table-cell/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table:formula="of:=[.C70]+[.B70]*[.B70]" office:value-type="float" office:value="2592145" calcext:value-type="float">
            <text:p>2592145</text:p>
          </table:table-cell>
          <table:table-cell/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table:formula="of:=[.C71]+[.B71]*[.B71]" office:value-type="float" office:value="21722274" calcext:value-type="float">
            <text:p>21722274</text:p>
          </table:table-cell>
          <table:table-cell/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table:formula="of:=[.C72]+[.B72]*[.B72]" office:value-type="float" office:value="23118389" calcext:value-type="float">
            <text:p>23118389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table:formula="of:=[.C73]+[.B73]*[.B73]" office:value-type="float" office:value="54601505" calcext:value-type="float">
            <text:p>54601505</text:p>
          </table:table-cell>
          <table:table-cell/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table:formula="of:=[.C74]+[.B74]*[.B74]" office:value-type="float" office:value="168534737" calcext:value-type="float">
            <text:p>168534737</text:p>
          </table:table-cell>
          <table:table-cell/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table:formula="of:=[.C75]+[.B75]*[.B75]" office:value-type="float" office:value="168571342" calcext:value-type="float">
            <text:p>168571342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table:formula="of:=[.C76]+[.B76]*[.B76]" office:value-type="float" office:value="179305324" calcext:value-type="float">
            <text:p>179305324</text:p>
          </table:table-cell>
          <table:table-cell/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table:formula="of:=[.C77]+[.B77]*[.B77]" office:value-type="float" office:value="214334258" calcext:value-type="float">
            <text:p>214334258</text:p>
          </table:table-cell>
          <table:table-cell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table:formula="of:=[.C78]+[.B78]*[.B78]" office:value-type="float" office:value="1096546148" calcext:value-type="float">
            <text:p>1096546148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ORTED BY (E+V)*LOGV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AN (in seconds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TANDARD DEVIATION (in seconds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RCS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office:value-type="string" calcext:value-type="string">
            <text:p>(E+V)*LOGV</text:p>
          </table:table-cell>
          <table:table-cell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office:value-type="float" office:value="5.41853992195166" calcext:value-type="float">
            <text:p>5.41853992195166</text:p>
          </table:table-cell>
          <table:table-cell table:formula="of:=SLOPE([.D84:.D105];[.J84:.J105])" office:value-type="float" office:value="0.0000371630861988322" calcext:value-type="float">
            <text:p>3.71630861988322E-05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office:value-type="float" office:value="138.021124171161" calcext:value-type="float">
            <text:p>138.021124171161</text:p>
          </table:table-cell>
          <table:table-cell table:formula="of:=INTERCEPT([.D84:.D105];[.J84:.J105])" office:value-type="float" office:value="-0.816943423548847" calcext:value-type="float">
            <text:p>-0.816943423548847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office:value-type="float" office:value="620.584930950684" calcext:value-type="float">
            <text:p>620.584930950684</text:p>
          </table:table-cell>
          <table:table-cell/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office:value-type="float" office:value="1755.63526969562" calcext:value-type="float">
            <text:p>1755.63526969562</text:p>
          </table:table-cell>
          <table:table-cell/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office:value-type="float" office:value="2803.74347248942" calcext:value-type="float">
            <text:p>2803.74347248942</text:p>
          </table:table-cell>
          <table:table-cell/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office:value-type="float" office:value="2882.31061654768" calcext:value-type="float">
            <text:p>2882.31061654768</text:p>
          </table:table-cell>
          <table:table-cell/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office:value-type="float" office:value="3299.25161846151" calcext:value-type="float">
            <text:p>3299.25161846151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office:value-type="float" office:value="3483.39412973357" calcext:value-type="float">
            <text:p>3483.39412973357</text:p>
          </table:table-cell>
          <table:table-cell/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office:value-type="float" office:value="9442.26558099168" calcext:value-type="float">
            <text:p>9442.26558099168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office:value-type="float" office:value="10656.4618083807" calcext:value-type="float">
            <text:p>10656.4618083807</text:p>
          </table:table-cell>
          <table:table-cell/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office:value-type="float" office:value="10862.4773544083" calcext:value-type="float">
            <text:p>10862.4773544083</text:p>
          </table:table-cell>
          <table:table-cell/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office:value-type="float" office:value="11532.0504226677" calcext:value-type="float">
            <text:p>11532.0504226677</text:p>
          </table:table-cell>
          <table:table-cell/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office:value-type="float" office:value="11749.5971964113" calcext:value-type="float">
            <text:p>11749.5971964113</text:p>
          </table:table-cell>
          <table:table-cell/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office:value-type="float" office:value="15625.5476028946" calcext:value-type="float">
            <text:p>15625.5476028946</text:p>
          </table:table-cell>
          <table:table-cell/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office:value-type="float" office:value="41577.4859797645" calcext:value-type="float">
            <text:p>41577.4859797645</text:p>
          </table:table-cell>
          <table:table-cell/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office:value-type="float" office:value="58714.8466255855" calcext:value-type="float">
            <text:p>58714.8466255855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office:value-type="float" office:value="101931.814939455" calcext:value-type="float">
            <text:p>101931.814939455</text:p>
          </table:table-cell>
          <table:table-cell/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office:value-type="float" office:value="170114.085156175" calcext:value-type="float">
            <text:p>170114.085156175</text:p>
          </table:table-cell>
          <table:table-cell/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office:value-type="float" office:value="202343.882290319" calcext:value-type="float">
            <text:p>202343.882290319</text:p>
          </table:table-cell>
          <table:table-cell/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213893.763449345" calcext:value-type="float">
            <text:p>213893.763449345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office:value-type="float" office:value="220335.336774182" calcext:value-type="float">
            <text:p>220335.336774182</text:p>
          </table:table-cell>
          <table:table-cell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office:value-type="float" office:value="490383.680421162" calcext:value-type="float">
            <text:p>490383.68042116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ORTED BY E+V*LOGV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MEAN (in seconds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TANDARD DEVIATION (in seconds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RCS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table:style-name="ce4" office:value-type="string" calcext:value-type="string">
            <text:p>Dijkstra</text:p>
          </table:table-cell>
          <table:table-cell office:value-type="string" calcext:value-type="string">
            <text:p>Reverse Dijkstra</text:p>
          </table:table-cell>
          <table:table-cell office:value-type="string" calcext:value-type="string">
            <text:p>Bidirectional Dijkstra</text:p>
          </table:table-cell>
          <table:table-cell office:value-type="string" calcext:value-type="string">
            <text:p>E+V*LOGV</text:p>
          </table:table-cell>
          <table:table-cell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office:value-type="float" office:value="7.40823996531185" calcext:value-type="float">
            <text:p>7.40823996531185</text:p>
          </table:table-cell>
          <table:table-cell table:formula="of:=SLOPE([.D110:.D131];[.J110:.J131])" office:value-type="float" office:value="0.0000820231675959266" calcext:value-type="float">
            <text:p>8.20231675959266E-05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office:value-type="float" office:value="109.125069801079" calcext:value-type="float">
            <text:p>109.125069801079</text:p>
          </table:table-cell>
          <table:table-cell table:formula="of:=INTERCEPT([.D110:.D131];[.J110:.J131])" office:value-type="float" office:value="-0.88106018917761" calcext:value-type="float">
            <text:p>-0.88106018917761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office:value-type="float" office:value="396.323147260092" calcext:value-type="float">
            <text:p>396.323147260092</text:p>
          </table:table-cell>
          <table:table-cell/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office:value-type="float" office:value="1049.45555610685" calcext:value-type="float">
            <text:p>1049.45555610685</text:p>
          </table:table-cell>
          <table:table-cell/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office:value-type="float" office:value="1645.3830175443" calcext:value-type="float">
            <text:p>1645.3830175443</text:p>
          </table:table-cell>
          <table:table-cell/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office:value-type="float" office:value="1689.26009988794" calcext:value-type="float">
            <text:p>1689.26009988794</text:p>
          </table:table-cell>
          <table:table-cell/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office:value-type="float" office:value="1905.75346268533" calcext:value-type="float">
            <text:p>1905.75346268533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office:value-type="float" office:value="2003.54282554072" calcext:value-type="float">
            <text:p>2003.54282554072</text:p>
          </table:table-cell>
          <table:table-cell/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office:value-type="float" office:value="5098.27950030607" calcext:value-type="float">
            <text:p>5098.27950030607</text:p>
          </table:table-cell>
          <table:table-cell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office:value-type="float" office:value="5590.77217519716" calcext:value-type="float">
            <text:p>5590.77217519716</text:p>
          </table:table-cell>
          <table:table-cell/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office:value-type="float" office:value="5720.89957361549" calcext:value-type="float">
            <text:p>5720.89957361549</text:p>
          </table:table-cell>
          <table:table-cell/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office:value-type="float" office:value="5731.44726158395" calcext:value-type="float">
            <text:p>5731.44726158395</text:p>
          </table:table-cell>
          <table:table-cell/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office:value-type="float" office:value="6015.16055828824" calcext:value-type="float">
            <text:p>6015.16055828824</text:p>
          </table:table-cell>
          <table:table-cell/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office:value-type="float" office:value="8423.34867495534" calcext:value-type="float">
            <text:p>8423.34867495534</text:p>
          </table:table-cell>
          <table:table-cell/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office:value-type="float" office:value="23768.6783717754" calcext:value-type="float">
            <text:p>23768.6783717754</text:p>
          </table:table-cell>
          <table:table-cell/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office:value-type="float" office:value="28838.7689050724" calcext:value-type="float">
            <text:p>28838.7689050724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office:value-type="float" office:value="47541.6766394435" calcext:value-type="float">
            <text:p>47541.6766394435</text:p>
          </table:table-cell>
          <table:table-cell/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office:value-type="float" office:value="81770.8530940906" calcext:value-type="float">
            <text:p>81770.8530940906</text:p>
          </table:table-cell>
          <table:table-cell/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office:value-type="float" office:value="92417.40071345" calcext:value-type="float">
            <text:p>92417.40071345</text:p>
          </table:table-cell>
          <table:table-cell/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office:value-type="float" office:value="94915.9215424897" calcext:value-type="float">
            <text:p>94915.9215424897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office:value-type="float" office:value="95256.0308673494" calcext:value-type="float">
            <text:p>95256.0308673494</text:p>
          </table:table-cell>
          <table:table-cell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office:value-type="float" office:value="225049.711294712" calcext:value-type="float">
            <text:p>225049.711294712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3"/>
          <table:table-cell table:style-name="ce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AE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084" calcext:value-type="float">
            <text:p>2.08E-05</text:p>
          </table:table-cell>
          <table:table-cell table:style-name="ce2" office:value-type="float" office:value="0.0000214" calcext:value-type="float">
            <text:p>2.14E-05</text:p>
          </table:table-cell>
          <table:table-cell table:style-name="ce2" office:value-type="float" office:value="0.00002312" calcext:value-type="float">
            <text:p>2.31E-05</text:p>
          </table:table-cell>
          <table:table-cell table:style-name="ce2" office:value-type="float" office:value="0.00000599083" calcext:value-type="float">
            <text:p>5.99E-06</text:p>
          </table:table-cell>
          <table:table-cell table:style-name="ce2" office:value-type="float" office:value="0.00000259808" calcext:value-type="float">
            <text:p>2.60E-06</text:p>
          </table:table-cell>
          <table:table-cell table:style-name="ce2" office:value-type="float" office:value="0.00000284781" calcext:value-type="float">
            <text:p>2.85E-06</text:p>
          </table:table-cell>
          <table:table-cell table:formula="of:=[.C3]+[.B3]*[.B3]" office:value-type="float" office:value="21" calcext:value-type="float">
            <text:p>21</text:p>
          </table:table-cell>
          <table:table-cell table:formula="of:=([.C3]+[.B3])*LOG10([.B3])" office:value-type="float" office:value="5.41853992195166" calcext:value-type="float">
            <text:p>5.41853992195166</text:p>
          </table:table-cell>
          <table:table-cell table:formula="of:=[.C3]+[.B3]*LOG10([.B3])" office:value-type="float" office:value="7.40823996531185" calcext:value-type="float">
            <text:p>7.40823996531185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.00016876" calcext:value-type="float">
            <text:p>0.00016876</text:p>
          </table:table-cell>
          <table:table-cell office:value-type="float" office:value="0.0001634" calcext:value-type="float">
            <text:p>0.0001634</text:p>
          </table:table-cell>
          <table:table-cell table:style-name="ce2" office:value-type="float" office:value="0.00009648" calcext:value-type="float">
            <text:p>9.65E-05</text:p>
          </table:table-cell>
          <table:table-cell table:style-name="ce2" office:value-type="float" office:value="0.0000147656" calcext:value-type="float">
            <text:p>1.48E-05</text:p>
          </table:table-cell>
          <table:table-cell table:style-name="ce2" office:value-type="float" office:value="0.00000836162" calcext:value-type="float">
            <text:p>8.36E-06</text:p>
          </table:table-cell>
          <table:table-cell table:style-name="ce2" office:value-type="float" office:value="0.0000374824" calcext:value-type="float">
            <text:p>3.75E-05</text:p>
          </table:table-cell>
          <table:table-cell table:formula="of:=[.C4]+[.B4]*[.B4]" office:value-type="float" office:value="652" calcext:value-type="float">
            <text:p>652</text:p>
          </table:table-cell>
          <table:table-cell table:formula="of:=([.C4]+[.B4])*LOG10([.B4])" office:value-type="float" office:value="138.021124171161" calcext:value-type="float">
            <text:p>138.021124171161</text:p>
          </table:table-cell>
          <table:table-cell table:formula="of:=[.C4]+[.B4]*LOG10([.B4])" office:value-type="float" office:value="109.125069801079" calcext:value-type="float">
            <text:p>109.125069801079</text:p>
          </table:table-cell>
        </table:table-row>
        <table:table-row table:style-name="ro1">
          <table:table-cell office:value-type="string" calcext:value-type="string">
            <text:p>EASTERN MASSACHUSETTS</text:p>
          </table:table-cell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office:value-type="float" office:value="0.00121968" calcext:value-type="float">
            <text:p>0.00121968</text:p>
          </table:table-cell>
          <table:table-cell office:value-type="float" office:value="0.00041632" calcext:value-type="float">
            <text:p>0.00041632</text:p>
          </table:table-cell>
          <table:table-cell table:style-name="ce2" office:value-type="float" office:value="0.0000934" calcext:value-type="float">
            <text:p>9.34E-05</text:p>
          </table:table-cell>
          <table:table-cell office:value-type="float" office:value="0.000266053" calcext:value-type="float">
            <text:p>0.000266053</text:p>
          </table:table-cell>
          <table:table-cell table:style-name="ce2" office:value-type="float" office:value="0.000083985" calcext:value-type="float">
            <text:p>8.40E-05</text:p>
          </table:table-cell>
          <table:table-cell table:style-name="ce2" office:value-type="float" office:value="0.0000566694" calcext:value-type="float">
            <text:p>5.67E-05</text:p>
          </table:table-cell>
          <table:table-cell table:formula="of:=[.C5]+[.B5]*[.B5]" office:value-type="float" office:value="5734" calcext:value-type="float">
            <text:p>5734</text:p>
          </table:table-cell>
          <table:table-cell table:formula="of:=([.C5]+[.B5])*LOG10([.B5])" office:value-type="float" office:value="620.584930950684" calcext:value-type="float">
            <text:p>620.584930950684</text:p>
          </table:table-cell>
          <table:table-cell table:formula="of:=[.C5]+[.B5]*LOG10([.B5])" office:value-type="float" office:value="396.323147260092" calcext:value-type="float">
            <text:p>396.323147260092</text:p>
          </table:table-cell>
        </table:table-row>
        <table:table-row table:style-name="ro1">
          <table:table-cell office:value-type="string" calcext:value-type="string">
            <text:p>BERLIN-FRIEDRICHSHAIN</text:p>
          </table:table-cell>
          <table:table-cell office:value-type="float" office:value="224" calcext:value-type="float">
            <text:p>224</text:p>
          </table:table-cell>
          <table:table-cell office:value-type="float" office:value="523" calcext:value-type="float">
            <text:p>523</text:p>
          </table:table-cell>
          <table:table-cell office:value-type="float" office:value="0.0013326" calcext:value-type="float">
            <text:p>0.0013326</text:p>
          </table:table-cell>
          <table:table-cell office:value-type="float" office:value="0.00122828" calcext:value-type="float">
            <text:p>0.00122828</text:p>
          </table:table-cell>
          <table:table-cell office:value-type="float" office:value="0.00038788" calcext:value-type="float">
            <text:p>0.00038788</text:p>
          </table:table-cell>
          <table:table-cell office:value-type="float" office:value="0.00015928" calcext:value-type="float">
            <text:p>0.00015928</text:p>
          </table:table-cell>
          <table:table-cell table:style-name="ce2" office:value-type="float" office:value="0.0000909448" calcext:value-type="float">
            <text:p>9.09E-05</text:p>
          </table:table-cell>
          <table:table-cell office:value-type="float" office:value="0.000146327" calcext:value-type="float">
            <text:p>0.000146327</text:p>
          </table:table-cell>
          <table:table-cell table:formula="of:=[.C6]+[.B6]*[.B6]" office:value-type="float" office:value="50699" calcext:value-type="float">
            <text:p>50699</text:p>
          </table:table-cell>
          <table:table-cell table:formula="of:=([.C6]+[.B6])*LOG10([.B6])" office:value-type="float" office:value="1755.63526969562" calcext:value-type="float">
            <text:p>1755.63526969562</text:p>
          </table:table-cell>
          <table:table-cell table:formula="of:=[.C6]+[.B6]*LOG10([.B6])" office:value-type="float" office:value="1049.45555610685" calcext:value-type="float">
            <text:p>1049.45555610685</text:p>
          </table:table-cell>
        </table:table-row>
        <table:table-row table:style-name="ro1">
          <table:table-cell office:value-type="string" calcext:value-type="string">
            <text:p>BERLIN-PRENZLAUERBERG-CENTER</text:p>
          </table:table-cell>
          <table:table-cell office:value-type="float" office:value="352" calcext:value-type="float">
            <text:p>352</text:p>
          </table:table-cell>
          <table:table-cell office:value-type="float" office:value="749" calcext:value-type="float">
            <text:p>749</text:p>
          </table:table-cell>
          <table:table-cell office:value-type="float" office:value="0.0036348" calcext:value-type="float">
            <text:p>0.0036348</text:p>
          </table:table-cell>
          <table:table-cell office:value-type="float" office:value="0.00254112" calcext:value-type="float">
            <text:p>0.00254112</text:p>
          </table:table-cell>
          <table:table-cell office:value-type="float" office:value="0.00087904" calcext:value-type="float">
            <text:p>0.00087904</text:p>
          </table:table-cell>
          <table:table-cell office:value-type="float" office:value="0.00239183" calcext:value-type="float">
            <text:p>0.00239183</text:p>
          </table:table-cell>
          <table:table-cell office:value-type="float" office:value="0.000146718" calcext:value-type="float">
            <text:p>0.000146718</text:p>
          </table:table-cell>
          <table:table-cell office:value-type="float" office:value="0.000622401" calcext:value-type="float">
            <text:p>0.000622401</text:p>
          </table:table-cell>
          <table:table-cell table:formula="of:=[.C7]+[.B7]*[.B7]" office:value-type="float" office:value="124653" calcext:value-type="float">
            <text:p>124653</text:p>
          </table:table-cell>
          <table:table-cell table:formula="of:=([.C7]+[.B7])*LOG10([.B7])" office:value-type="float" office:value="2803.74347248942" calcext:value-type="float">
            <text:p>2803.74347248942</text:p>
          </table:table-cell>
          <table:table-cell table:formula="of:=[.C7]+[.B7]*LOG10([.B7])" office:value-type="float" office:value="1645.3830175443" calcext:value-type="float">
            <text:p>1645.3830175443</text:p>
          </table:table-cell>
        </table:table-row>
        <table:table-row table:style-name="ro1">
          <table:table-cell office:value-type="string" calcext:value-type="string">
            <text:p>BERLIN-TIERGARTEN</text:p>
          </table:table-cell>
          <table:table-cell office:value-type="float" office:value="361" calcext:value-type="float">
            <text:p>361</text:p>
          </table:table-cell>
          <table:table-cell office:value-type="float" office:value="766" calcext:value-type="float">
            <text:p>766</text:p>
          </table:table-cell>
          <table:table-cell office:value-type="float" office:value="0.00375516" calcext:value-type="float">
            <text:p>0.00375516</text:p>
          </table:table-cell>
          <table:table-cell office:value-type="float" office:value="0.00262404" calcext:value-type="float">
            <text:p>0.00262404</text:p>
          </table:table-cell>
          <table:table-cell office:value-type="float" office:value="0.00106416" calcext:value-type="float">
            <text:p>0.00106416</text:p>
          </table:table-cell>
          <table:table-cell office:value-type="float" office:value="0.00285321" calcext:value-type="float">
            <text:p>0.00285321</text:p>
          </table:table-cell>
          <table:table-cell office:value-type="float" office:value="0.000116256" calcext:value-type="float">
            <text:p>0.000116256</text:p>
          </table:table-cell>
          <table:table-cell office:value-type="float" office:value="0.000870715" calcext:value-type="float">
            <text:p>0.000870715</text:p>
          </table:table-cell>
          <table:table-cell table:formula="of:=[.C8]+[.B8]*[.B8]" office:value-type="float" office:value="131087" calcext:value-type="float">
            <text:p>131087</text:p>
          </table:table-cell>
          <table:table-cell table:formula="of:=([.C8]+[.B8])*LOG10([.B8])" office:value-type="float" office:value="2882.31061654768" calcext:value-type="float">
            <text:p>2882.31061654768</text:p>
          </table:table-cell>
          <table:table-cell table:formula="of:=[.C8]+[.B8]*LOG10([.B8])" office:value-type="float" office:value="1689.26009988794" calcext:value-type="float">
            <text:p>1689.26009988794</text:p>
          </table:table-cell>
        </table:table-row>
        <table:table-row table:style-name="ro1">
          <table:table-cell office:value-type="string" calcext:value-type="string">
            <text:p>BERLIN-MITTE-CENTER</text:p>
          </table:table-cell>
          <table:table-cell office:value-type="float" office:value="398" calcext:value-type="float">
            <text:p>398</text:p>
          </table:table-cell>
          <table:table-cell office:value-type="float" office:value="871" calcext:value-type="float">
            <text:p>871</text:p>
          </table:table-cell>
          <table:table-cell office:value-type="float" office:value="0.00423308" calcext:value-type="float">
            <text:p>0.00423308</text:p>
          </table:table-cell>
          <table:table-cell office:value-type="float" office:value="0.0033682" calcext:value-type="float">
            <text:p>0.0033682</text:p>
          </table:table-cell>
          <table:table-cell office:value-type="float" office:value="0.00141484" calcext:value-type="float">
            <text:p>0.00141484</text:p>
          </table:table-cell>
          <table:table-cell office:value-type="float" office:value="0.00263756" calcext:value-type="float">
            <text:p>0.00263756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00752684" calcext:value-type="float">
            <text:p>0.000752684</text:p>
          </table:table-cell>
          <table:table-cell table:formula="of:=[.C9]+[.B9]*[.B9]" office:value-type="float" office:value="159275" calcext:value-type="float">
            <text:p>159275</text:p>
          </table:table-cell>
          <table:table-cell table:formula="of:=([.C9]+[.B9])*LOG10([.B9])" office:value-type="float" office:value="3299.25161846151" calcext:value-type="float">
            <text:p>3299.25161846151</text:p>
          </table:table-cell>
          <table:table-cell table:formula="of:=[.C9]+[.B9]*LOG10([.B9])" office:value-type="float" office:value="1905.75346268533" calcext:value-type="float">
            <text:p>1905.75346268533</text:p>
          </table:table-cell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416" calcext:value-type="float">
            <text:p>416</text:p>
          </table:table-cell>
          <table:table-cell office:value-type="float" office:value="914" calcext:value-type="float">
            <text:p>914</text:p>
          </table:table-cell>
          <table:table-cell office:value-type="float" office:value="0.00520708" calcext:value-type="float">
            <text:p>0.00520708</text:p>
          </table:table-cell>
          <table:table-cell office:value-type="float" office:value="0.00367836" calcext:value-type="float">
            <text:p>0.00367836</text:p>
          </table:table-cell>
          <table:table-cell office:value-type="float" office:value="0.00123132" calcext:value-type="float">
            <text:p>0.00123132</text:p>
          </table:table-cell>
          <table:table-cell office:value-type="float" office:value="0.00458477" calcext:value-type="float">
            <text:p>0.00458477</text:p>
          </table:table-cell>
          <table:table-cell office:value-type="float" office:value="0.000210686" calcext:value-type="float">
            <text:p>0.000210686</text:p>
          </table:table-cell>
          <table:table-cell office:value-type="float" office:value="0.000881863" calcext:value-type="float">
            <text:p>0.000881863</text:p>
          </table:table-cell>
          <table:table-cell table:formula="of:=[.C10]+[.B10]*[.B10]" office:value-type="float" office:value="173970" calcext:value-type="float">
            <text:p>173970</text:p>
          </table:table-cell>
          <table:table-cell table:formula="of:=([.C10]+[.B10])*LOG10([.B10])" office:value-type="float" office:value="3483.39412973357" calcext:value-type="float">
            <text:p>3483.39412973357</text:p>
          </table:table-cell>
          <table:table-cell table:formula="of:=[.C10]+[.B10]*LOG10([.B10])" office:value-type="float" office:value="2003.54282554072" calcext:value-type="float">
            <text:p>2003.54282554072</text:p>
          </table:table-cell>
        </table:table-row>
        <table:table-row table:style-name="ro1">
          <table:table-cell office:value-type="string" calcext:value-type="string">
            <text:p>BERLIN-MITTE-PRENZLAUERBERG-FRIEDRICHSHAIN-CENTER</text:p>
          </table:table-cell>
          <table:table-cell office:value-type="float" office:value="975" calcext:value-type="float">
            <text:p>975</text:p>
          </table:table-cell>
          <table:table-cell office:value-type="float" office:value="2184" calcext:value-type="float">
            <text:p>2184</text:p>
          </table:table-cell>
          <table:table-cell office:value-type="float" office:value="0.0208997" calcext:value-type="float">
            <text:p>0.020899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0648476" calcext:value-type="float">
            <text:p>0.00648476</text:p>
          </table:table-cell>
          <table:table-cell office:value-type="float" office:value="0.00332875" calcext:value-type="float">
            <text:p>0.00332875</text:p>
          </table:table-cell>
          <table:table-cell office:value-type="float" office:value="0.000469569" calcext:value-type="float">
            <text:p>0.000469569</text:p>
          </table:table-cell>
          <table:table-cell office:value-type="float" office:value="0.00319475" calcext:value-type="float">
            <text:p>0.00319475</text:p>
          </table:table-cell>
          <table:table-cell table:formula="of:=[.C11]+[.B11]*[.B11]" office:value-type="float" office:value="952809" calcext:value-type="float">
            <text:p>952809</text:p>
          </table:table-cell>
          <table:table-cell table:formula="of:=([.C11]+[.B11])*LOG10([.B11])" office:value-type="float" office:value="9442.26558099168" calcext:value-type="float">
            <text:p>9442.26558099168</text:p>
          </table:table-cell>
          <table:table-cell table:formula="of:=[.C11]+[.B11]*LOG10([.B11])" office:value-type="float" office:value="5098.27950030607" calcext:value-type="float">
            <text:p>5098.27950030607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020" calcext:value-type="float">
            <text:p>1020</text:p>
          </table:table-cell>
          <table:table-cell office:value-type="float" office:value="2522" calcext:value-type="float">
            <text:p>2522</text:p>
          </table:table-cell>
          <table:table-cell office:value-type="float" office:value="0.0242896" calcext:value-type="float">
            <text:p>0.0242896</text:p>
          </table:table-cell>
          <table:table-cell office:value-type="float" office:value="0.0232448" calcext:value-type="float">
            <text:p>0.0232448</text:p>
          </table:table-cell>
          <table:table-cell office:value-type="float" office:value="0.00533476" calcext:value-type="float">
            <text:p>0.00533476</text:p>
          </table:table-cell>
          <table:table-cell office:value-type="float" office:value="0.00163831" calcext:value-type="float">
            <text:p>0.00163831</text:p>
          </table:table-cell>
          <table:table-cell office:value-type="float" office:value="0.000305517" calcext:value-type="float">
            <text:p>0.000305517</text:p>
          </table:table-cell>
          <table:table-cell office:value-type="float" office:value="0.00491236" calcext:value-type="float">
            <text:p>0.00491236</text:p>
          </table:table-cell>
          <table:table-cell table:formula="of:=[.C12]+[.B12]*[.B12]" office:value-type="float" office:value="1042922" calcext:value-type="float">
            <text:p>1042922</text:p>
          </table:table-cell>
          <table:table-cell table:formula="of:=([.C12]+[.B12])*LOG10([.B12])" office:value-type="float" office:value="10656.4618083807" calcext:value-type="float">
            <text:p>10656.4618083807</text:p>
          </table:table-cell>
          <table:table-cell table:formula="of:=[.C12]+[.B12]*LOG10([.B12])" office:value-type="float" office:value="5590.77217519716" calcext:value-type="float">
            <text:p>5590.77217519716</text:p>
          </table:table-cell>
        </table:table-row>
        <table:table-row table:style-name="ro1">
          <table:table-cell office:value-type="string" calcext:value-type="string">
            <text:p>CHICAGO-SKETCH</text:p>
          </table:table-cell>
          <table:table-cell office:value-type="float" office:value="933" calcext:value-type="float">
            <text:p>933</text:p>
          </table:table-cell>
          <table:table-cell office:value-type="float" office:value="2950" calcext:value-type="float">
            <text:p>2950</text:p>
          </table:table-cell>
          <table:table-cell office:value-type="float" office:value="0.0267594" calcext:value-type="float">
            <text:p>0.0267594</text:p>
          </table:table-cell>
          <table:table-cell office:value-type="float" office:value="0.0242219" calcext:value-type="float">
            <text:p>0.0242219</text:p>
          </table:table-cell>
          <table:table-cell office:value-type="float" office:value="0.0113121" calcext:value-type="float">
            <text:p>0.0113121</text:p>
          </table:table-cell>
          <table:table-cell office:value-type="float" office:value="0.00669703" calcext:value-type="float">
            <text:p>0.00669703</text:p>
          </table:table-cell>
          <table:table-cell office:value-type="float" office:value="0.000427287" calcext:value-type="float">
            <text:p>0.000427287</text:p>
          </table:table-cell>
          <table:table-cell office:value-type="float" office:value="0.00637134" calcext:value-type="float">
            <text:p>0.00637134</text:p>
          </table:table-cell>
          <table:table-cell table:formula="of:=[.C13]+[.B13]*[.B13]" office:value-type="float" office:value="873439" calcext:value-type="float">
            <text:p>873439</text:p>
          </table:table-cell>
          <table:table-cell table:formula="of:=([.C13]+[.B13])*LOG10([.B13])" office:value-type="float" office:value="11532.0504226677" calcext:value-type="float">
            <text:p>11532.0504226677</text:p>
          </table:table-cell>
          <table:table-cell table:formula="of:=[.C13]+[.B13]*LOG10([.B13])" office:value-type="float" office:value="5720.89957361549" calcext:value-type="float">
            <text:p>5720.89957361549</text:p>
          </table:table-cell>
        </table:table-row>
        <table:table-row table:style-name="ro1">
          <table:table-cell office:value-type="string" calcext:value-type="string">
            <text:p>WINNIPEG-ASYMMETRIC</text:p>
          </table:table-cell>
          <table:table-cell office:value-type="float" office:value="1057" calcext:value-type="float">
            <text:p>1057</text:p>
          </table:table-cell>
          <table:table-cell office:value-type="float" office:value="2535" calcext:value-type="float">
            <text:p>2535</text:p>
          </table:table-cell>
          <table:table-cell office:value-type="float" office:value="0.0250959" calcext:value-type="float">
            <text:p>0.0250959</text:p>
          </table:table-cell>
          <table:table-cell office:value-type="float" office:value="0.0235543" calcext:value-type="float">
            <text:p>0.0235543</text:p>
          </table:table-cell>
          <table:table-cell office:value-type="float" office:value="0.00495536" calcext:value-type="float">
            <text:p>0.00495536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0.000321362" calcext:value-type="float">
            <text:p>0.000321362</text:p>
          </table:table-cell>
          <table:table-cell office:value-type="float" office:value="0.00407912" calcext:value-type="float">
            <text:p>0.00407912</text:p>
          </table:table-cell>
          <table:table-cell table:formula="of:=[.C14]+[.B14]*[.B14]" office:value-type="float" office:value="1119784" calcext:value-type="float">
            <text:p>1119784</text:p>
          </table:table-cell>
          <table:table-cell table:formula="of:=([.C14]+[.B14])*LOG10([.B14])" office:value-type="float" office:value="10862.4773544083" calcext:value-type="float">
            <text:p>10862.4773544083</text:p>
          </table:table-cell>
          <table:table-cell table:formula="of:=[.C14]+[.B14]*LOG10([.B14])" office:value-type="float" office:value="5731.44726158395" calcext:value-type="float">
            <text:p>5731.44726158395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1052" calcext:value-type="float">
            <text:p>1052</text:p>
          </table:table-cell>
          <table:table-cell office:value-type="float" office:value="2836" calcext:value-type="float">
            <text:p>2836</text:p>
          </table:table-cell>
          <table:table-cell office:value-type="float" office:value="0.0272731" calcext:value-type="float">
            <text:p>0.0272731</text:p>
          </table:table-cell>
          <table:table-cell office:value-type="float" office:value="0.0265586" calcext:value-type="float">
            <text:p>0.0265586</text:p>
          </table:table-cell>
          <table:table-cell office:value-type="float" office:value="0.00584388" calcext:value-type="float">
            <text:p>0.00584388</text:p>
          </table:table-cell>
          <table:table-cell office:value-type="float" office:value="0.000494194" calcext:value-type="float">
            <text:p>0.000494194</text:p>
          </table:table-cell>
          <table:table-cell office:value-type="float" office:value="0.000810878" calcext:value-type="float">
            <text:p>0.000810878</text:p>
          </table:table-cell>
          <table:table-cell office:value-type="float" office:value="0.00391919" calcext:value-type="float">
            <text:p>0.00391919</text:p>
          </table:table-cell>
          <table:table-cell table:formula="of:=[.C15]+[.B15]*[.B15]" office:value-type="float" office:value="1109540" calcext:value-type="float">
            <text:p>1109540</text:p>
          </table:table-cell>
          <table:table-cell table:formula="of:=([.C15]+[.B15])*LOG10([.B15])" office:value-type="float" office:value="11749.5971964113" calcext:value-type="float">
            <text:p>11749.5971964113</text:p>
          </table:table-cell>
          <table:table-cell table:formula="of:=[.C15]+[.B15]*LOG10([.B15])" office:value-type="float" office:value="6015.16055828824" calcext:value-type="float">
            <text:p>6015.16055828824</text:p>
          </table:table-cell>
        </table:table-row>
        <table:table-row table:style-name="ro1">
          <table:table-cell office:value-type="string" calcext:value-type="string">
            <text:p>TERRASSA-ASYMMETRIC</text:p>
          </table:table-cell>
          <table:table-cell office:value-type="float" office:value="1609" calcext:value-type="float">
            <text:p>1609</text:p>
          </table:table-cell>
          <table:table-cell office:value-type="float" office:value="3264" calcext:value-type="float">
            <text:p>3264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481465" calcext:value-type="float">
            <text:p>0.0481465</text:p>
          </table:table-cell>
          <table:table-cell office:value-type="float" office:value="0.0125048" calcext:value-type="float">
            <text:p>0.0125048</text:p>
          </table:table-cell>
          <table:table-cell office:value-type="float" office:value="0.00211785" calcext:value-type="float">
            <text:p>0.00211785</text:p>
          </table:table-cell>
          <table:table-cell office:value-type="float" office:value="0.00117926" calcext:value-type="float">
            <text:p>0.00117926</text:p>
          </table:table-cell>
          <table:table-cell office:value-type="float" office:value="0.00991293" calcext:value-type="float">
            <text:p>0.00991293</text:p>
          </table:table-cell>
          <table:table-cell table:formula="of:=[.C16]+[.B16]*[.B16]" office:value-type="float" office:value="2592145" calcext:value-type="float">
            <text:p>2592145</text:p>
          </table:table-cell>
          <table:table-cell table:formula="of:=([.C16]+[.B16])*LOG10([.B16])" office:value-type="float" office:value="15625.5476028946" calcext:value-type="float">
            <text:p>15625.5476028946</text:p>
          </table:table-cell>
          <table:table-cell table:formula="of:=[.C16]+[.B16]*LOG10([.B16])" office:value-type="float" office:value="8423.34867495534" calcext:value-type="float">
            <text:p>8423.34867495534</text:p>
          </table:table-cell>
        </table:table-row>
        <table:table-row table:style-name="ro1">
          <table:table-cell office:value-type="string" calcext:value-type="string">
            <text:p>HESSEN-ASYMMETRIC</text:p>
          </table:table-cell>
          <table:table-cell office:value-type="float" office:value="4660" calcext:value-type="float">
            <text:p>4660</text:p>
          </table:table-cell>
          <table:table-cell office:value-type="float" office:value="6674" calcext:value-type="float">
            <text:p>6674</text:p>
          </table:table-cell>
          <table:table-cell office:value-type="float" office:value="0.303099" calcext:value-type="float">
            <text:p>0.303099</text:p>
          </table:table-cell>
          <table:table-cell office:value-type="float" office:value="0.304933" calcext:value-type="float">
            <text:p>0.304933</text:p>
          </table:table-cell>
          <table:table-cell office:value-type="float" office:value="0.0656499" calcext:value-type="float">
            <text:p>0.0656499</text:p>
          </table:table-cell>
          <table:table-cell office:value-type="float" office:value="0.00451475" calcext:value-type="float">
            <text:p>0.00451475</text:p>
          </table:table-cell>
          <table:table-cell office:value-type="float" office:value="0.00450672" calcext:value-type="float">
            <text:p>0.00450672</text:p>
          </table:table-cell>
          <table:table-cell office:value-type="float" office:value="0.0459215" calcext:value-type="float">
            <text:p>0.0459215</text:p>
          </table:table-cell>
          <table:table-cell table:formula="of:=[.C17]+[.B17]*[.B17]" office:value-type="float" office:value="21722274" calcext:value-type="float">
            <text:p>21722274</text:p>
          </table:table-cell>
          <table:table-cell table:formula="of:=([.C17]+[.B17])*LOG10([.B17])" office:value-type="float" office:value="41577.4859797645" calcext:value-type="float">
            <text:p>41577.4859797645</text:p>
          </table:table-cell>
          <table:table-cell table:formula="of:=[.C17]+[.B17]*LOG10([.B17])" office:value-type="float" office:value="23768.6783717754" calcext:value-type="float">
            <text:p>23768.6783717754</text:p>
          </table:table-cell>
        </table:table-row>
        <table:table-row table:style-name="ro1">
          <table:table-cell office:value-type="string" calcext:value-type="string">
            <text:p>GOLD COAST</text:p>
          </table:table-cell>
          <table:table-cell office:value-type="float" office:value="4807" calcext:value-type="float">
            <text:p>4807</text:p>
          </table:table-cell>
          <table:table-cell office:value-type="float" office:value="11140" calcext:value-type="float">
            <text:p>11140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206056" calcext:value-type="float">
            <text:p>0.206056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0.00468052" calcext:value-type="float">
            <text:p>0.00468052</text:p>
          </table:table-cell>
          <table:table-cell office:value-type="float" office:value="0.126645" calcext:value-type="float">
            <text:p>0.126645</text:p>
          </table:table-cell>
          <table:table-cell table:formula="of:=[.C18]+[.B18]*[.B18]" office:value-type="float" office:value="23118389" calcext:value-type="float">
            <text:p>23118389</text:p>
          </table:table-cell>
          <table:table-cell table:formula="of:=([.C18]+[.B18])*LOG10([.B18])" office:value-type="float" office:value="58714.8466255855" calcext:value-type="float">
            <text:p>58714.8466255855</text:p>
          </table:table-cell>
          <table:table-cell table:formula="of:=[.C18]+[.B18]*LOG10([.B18])" office:value-type="float" office:value="28838.7689050724" calcext:value-type="float">
            <text:p>28838.7689050724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388" calcext:value-type="float">
            <text:p>7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.19919" calcext:value-type="float">
            <text:p>1.19919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405009" calcext:value-type="float">
            <text:p>0.405009</text:p>
          </table:table-cell>
          <table:table-cell office:value-type="float" office:value="0.0114611" calcext:value-type="float">
            <text:p>0.011461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304846" calcext:value-type="float">
            <text:p>0.304846</text:p>
          </table:table-cell>
          <table:table-cell table:formula="of:=[.C19]+[.B19]*[.B19]" office:value-type="float" office:value="54601505" calcext:value-type="float">
            <text:p>54601505</text:p>
          </table:table-cell>
          <table:table-cell table:formula="of:=([.C19]+[.B19])*LOG10([.B19])" office:value-type="float" office:value="101931.814939455" calcext:value-type="float">
            <text:p>101931.814939455</text:p>
          </table:table-cell>
          <table:table-cell table:formula="of:=[.C19]+[.B19]*LOG10([.B19])" office:value-type="float" office:value="47541.6766394435" calcext:value-type="float">
            <text:p>47541.6766394435</text:p>
          </table:table-cell>
        </table:table-row>
        <table:table-row table:style-name="ro1">
          <table:table-cell office:value-type="string" calcext:value-type="string">
            <text:p>BERLIN-CENTER</text:p>
          </table:table-cell>
          <table:table-cell office:value-type="float" office:value="12981" calcext:value-type="float">
            <text:p>12981</text:p>
          </table:table-cell>
          <table:table-cell office:value-type="float" office:value="28376" calcext:value-type="float">
            <text:p>28376</text:p>
          </table:table-cell>
          <table:table-cell office:value-type="float" office:value="3.20654" calcext:value-type="float">
            <text:p>3.20654</text:p>
          </table:table-cell>
          <table:table-cell office:value-type="float" office:value="3.08994" calcext:value-type="float">
            <text:p>3.08994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0332719" calcext:value-type="float">
            <text:p>0.0332719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598624" calcext:value-type="float">
            <text:p>0.598624</text:p>
          </table:table-cell>
          <table:table-cell table:formula="of:=[.C20]+[.B20]*[.B20]" office:value-type="float" office:value="168534737" calcext:value-type="float">
            <text:p>168534737</text:p>
          </table:table-cell>
          <table:table-cell table:formula="of:=([.C20]+[.B20])*LOG10([.B20])" office:value-type="float" office:value="170114.085156175" calcext:value-type="float">
            <text:p>170114.085156175</text:p>
          </table:table-cell>
          <table:table-cell table:formula="of:=[.C20]+[.B20]*LOG10([.B20])" office:value-type="float" office:value="81770.8530940906" calcext:value-type="float">
            <text:p>81770.8530940906</text:p>
          </table:table-cell>
        </table:table-row>
        <table:table-row table:style-name="ro1">
          <table:table-cell office:value-type="string" calcext:value-type="string">
            <text:p>CHICAGO-REGIONAL</text:p>
          </table:table-cell>
          <table:table-cell office:value-type="float" office:value="12982" calcext:value-type="float">
            <text:p>12982</text:p>
          </table:table-cell>
          <table:table-cell office:value-type="float" office:value="39018" calcext:value-type="float">
            <text:p>39018</text:p>
          </table:table-cell>
          <table:table-cell office:value-type="float" office:value="4.53525" calcext:value-type="float">
            <text:p>4.53525</text:p>
          </table:table-cell>
          <table:table-cell office:value-type="float" office:value="4.40896" calcext:value-type="float">
            <text:p>4.40896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0307853" calcext:value-type="float">
            <text:p>0.0307853</text:p>
          </table:table-cell>
          <table:table-cell office:value-type="float" office:value="0.0392847" calcext:value-type="float">
            <text:p>0.0392847</text:p>
          </table:table-cell>
          <table:table-cell office:value-type="float" office:value="0.931841" calcext:value-type="float">
            <text:p>0.931841</text:p>
          </table:table-cell>
          <table:table-cell table:formula="of:=[.C21]+[.B21]*[.B21]" office:value-type="float" office:value="168571342" calcext:value-type="float">
            <text:p>168571342</text:p>
          </table:table-cell>
          <table:table-cell table:formula="of:=([.C21]+[.B21])*LOG10([.B21])" office:value-type="float" office:value="213893.763449345" calcext:value-type="float">
            <text:p>213893.763449345</text:p>
          </table:table-cell>
          <table:table-cell table:formula="of:=[.C21]+[.B21]*LOG10([.B21])" office:value-type="float" office:value="92417.40071345" calcext:value-type="float">
            <text:p>92417.40071345</text:p>
          </table:table-cell>
        </table:table-row>
        <table:table-row table:style-name="ro1">
          <table:table-cell office:value-type="string" calcext:value-type="string">
            <text:p>BIRMINGHAM-ENGLAND</text:p>
          </table:table-cell>
          <table:table-cell office:value-type="float" office:value="14639" calcext:value-type="float">
            <text:p>14639</text:p>
          </table:table-cell>
          <table:table-cell office:value-type="float" office:value="33937" calcext:value-type="float">
            <text:p>33937</text:p>
          </table:table-cell>
          <table:table-cell office:value-type="float" office:value="4.38718" calcext:value-type="float">
            <text:p>4.38718</text:p>
          </table:table-cell>
          <table:table-cell office:value-type="float" office:value="4.19436" calcext:value-type="float">
            <text:p>4.19436</text:p>
          </table:table-cell>
          <table:table-cell office:value-type="float" office:value="1.56783" calcext:value-type="float">
            <text:p>1.56783</text:p>
          </table:table-cell>
          <table:table-cell office:value-type="float" office:value="0.0679868" calcext:value-type="float">
            <text:p>0.0679868</text:p>
          </table:table-cell>
          <table:table-cell office:value-type="float" office:value="0.0768276" calcext:value-type="float">
            <text:p>0.0768276</text:p>
          </table:table-cell>
          <table:table-cell office:value-type="float" office:value="1.28447" calcext:value-type="float">
            <text:p>1.28447</text:p>
          </table:table-cell>
          <table:table-cell table:formula="of:=[.C22]+[.B22]*[.B22]" office:value-type="float" office:value="214334258" calcext:value-type="float">
            <text:p>214334258</text:p>
          </table:table-cell>
          <table:table-cell table:formula="of:=([.C22]+[.B22])*LOG10([.B22])" office:value-type="float" office:value="202343.882290319" calcext:value-type="float">
            <text:p>202343.882290319</text:p>
          </table:table-cell>
          <table:table-cell table:formula="of:=[.C22]+[.B22]*LOG10([.B22])" office:value-type="float" office:value="94915.9215424897" calcext:value-type="float">
            <text:p>94915.9215424897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3389" calcext:value-type="float">
            <text:p>13389</text:p>
          </table:table-cell>
          <table:table-cell office:value-type="float" office:value="40003" calcext:value-type="float">
            <text:p>40003</text:p>
          </table:table-cell>
          <table:table-cell office:value-type="float" office:value="4.6544" calcext:value-type="float">
            <text:p>4.6544</text:p>
          </table:table-cell>
          <table:table-cell office:value-type="float" office:value="4.49768" calcext:value-type="float">
            <text:p>4.49768</text:p>
          </table:table-cell>
          <table:table-cell office:value-type="float" office:value="1.16283" calcext:value-type="float">
            <text:p>1.16283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673477" calcext:value-type="float">
            <text:p>0.673477</text:p>
          </table:table-cell>
          <table:table-cell table:formula="of:=[.C23]+[.B23]*[.B23]" office:value-type="float" office:value="179305324" calcext:value-type="float">
            <text:p>179305324</text:p>
          </table:table-cell>
          <table:table-cell table:formula="of:=([.C23]+[.B23])*LOG10([.B23])" office:value-type="float" office:value="220335.336774182" calcext:value-type="float">
            <text:p>220335.336774182</text:p>
          </table:table-cell>
          <table:table-cell table:formula="of:=[.C23]+[.B23]*LOG10([.B23])" office:value-type="float" office:value="95256.0308673494" calcext:value-type="float">
            <text:p>95256.0308673494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33113" calcext:value-type="float">
            <text:p>33113</text:p>
          </table:table-cell>
          <table:table-cell office:value-type="float" office:value="75379" calcext:value-type="float">
            <text:p>75379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21.2942" calcext:value-type="float">
            <text:p>21.2942</text:p>
          </table:table-cell>
          <table:table-cell office:value-type="float" office:value="5.58662" calcext:value-type="float">
            <text:p>5.58662</text:p>
          </table:table-cell>
          <table:table-cell office:value-type="float" office:value="0.491888" calcext:value-type="float">
            <text:p>0.491888</text:p>
          </table:table-cell>
          <table:table-cell office:value-type="float" office:value="0.244236" calcext:value-type="float">
            <text:p>0.244236</text:p>
          </table:table-cell>
          <table:table-cell office:value-type="float" office:value="4.81456" calcext:value-type="float">
            <text:p>4.81456</text:p>
          </table:table-cell>
          <table:table-cell table:formula="of:=[.C24]+[.B24]*[.B24]" office:value-type="float" office:value="1096546148" calcext:value-type="float">
            <text:p>1096546148</text:p>
          </table:table-cell>
          <table:table-cell table:formula="of:=([.C24]+[.B24])*LOG10([.B24])" office:value-type="float" office:value="490383.680421162" calcext:value-type="float">
            <text:p>490383.680421162</text:p>
          </table:table-cell>
          <table:table-cell table:formula="of:=[.C24]+[.B24]*LOG10([.B24])" office:value-type="float" office:value="225049.711294712" calcext:value-type="float">
            <text:p>225049.711294712</text:p>
          </table:table-cell>
        </table:table-row>
      </table:table>
      <table:named-expressions/>
      <table:database-ranges>
        <table:database-range table:name="__Anonymous_Sheet_DB__0" table:target-range-address="Sheet1.A2:Sheet1.I25" table:contains-header="false" table:orientation="column"/>
        <table:database-range table:name="__Anonymous_Sheet_DB__1" table:target-range-address="Sheet2.A3:Sheet2.L24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2:32:49.37836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0:35:42.451440843</meta:creation-date>
    <dc:date>2017-05-25T01:09:24.246686677</dc:date>
    <meta:editing-duration>PT13H39M53S</meta:editing-duration>
    <meta:editing-cycles>8</meta:editing-cycles>
    <meta:generator>LibreOffice/5.3.1.2$Linux_X86_64 LibreOffice_project/30m0$Build-2</meta:generator>
    <meta:document-statistic meta:table-count="2" meta:cell-count="144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5.319cm" svg:y="0.315cm" chart:style-name="ch2">
          <text:p>TIME (MEAN) VS NODES</text:p>
        </chart:title>
        <chart:legend chart:legend-position="end" svg:x="11.497cm" svg:y="3.785cm" style:legend-expansion="high" chart:style-name="ch3"/>
        <chart:plot-area chart:style-name="ch4" table:cell-range-address="Sheet1.B4:Sheet1.B25 Sheet1.D3:Sheet1.F25" chart:data-source-has-labels="row" svg:x="1.278cm" svg:y="1.248cm" svg:width="9.9cm" svg:height="6.649cm">
          <chartooo:coordinate-region svg:x="3.011cm" svg:y="1.421cm" svg:width="7.702cm" svg:height="5.882cm"/>
          <chart:axis chart:dimension="x" chart:name="primary-x" chart:style-name="ch5">
            <chart:title svg:x="5.602cm" svg:y="8.077cm" chart:style-name="ch6">
              <text:p>NODES</text:p>
            </chart:title>
          </chart:axis>
          <chart:axis chart:dimension="y" chart:name="primary-y" chart:style-name="ch7">
            <chart:title svg:x="0.451cm" svg:y="5.608cm" chart:style-name="ch8">
              <text:p>TIME (MEAN)</text:p>
            </chart:title>
            <chart:grid chart:style-name="ch9" chart:class="major"/>
          </chart:axis>
          <chart:series chart:style-name="ch10" chart:values-cell-range-address="Sheet1.D4:Sheet1.D25" chart:label-cell-address="Sheet1.D3:Sheet1.D3" chart:class="chart:scatter">
            <chart:domain table:cell-range-address="Sheet1.B4:Sheet1.B25"/>
            <chart:data-point chart:repeated="22"/>
          </chart:series>
          <chart:series chart:style-name="ch11" chart:values-cell-range-address="Sheet1.E4:Sheet1.E25" chart:label-cell-address="Sheet1.E3:Sheet1.E3" chart:class="chart:scatter">
            <chart:data-point chart:repeated="22"/>
          </chart:series>
          <chart:series chart:style-name="ch12" chart:values-cell-range-address="Sheet1.F4:Sheet1.F25" chart:label-cell-address="Sheet1.F3:Sheet1.F3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jkstra</text:p>
                <draw:g>
                  <svg:desc>Sheet1.D3:Sheet1.D3</svg:desc>
                </draw:g>
              </table:table-cell>
              <table:table-cell office:value-type="string">
                <text:p>Reverse Dijkstra</text:p>
                <draw:g>
                  <svg:desc>Sheet1.E3:Sheet1.E3</svg:desc>
                </draw:g>
              </table:table-cell>
              <table:table-cell office:value-type="string">
                <text:p>Bidirectional Dijkstra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4:Sheet1.B25</svg:desc>
                </draw:g>
              </table:table-cell>
              <table:table-cell office:value-type="float" office:value="0.00002084">
                <text:p>0.00002084</text:p>
                <draw:g>
                  <svg:desc>Sheet1.D4:Sheet1.D25</svg:desc>
                </draw:g>
              </table:table-cell>
              <table:table-cell office:value-type="float" office:value="0.0000214">
                <text:p>0.0000214</text:p>
                <draw:g>
                  <svg:desc>Sheet1.E4:Sheet1.E25</svg:desc>
                </draw:g>
              </table:table-cell>
              <table:table-cell office:value-type="float" office:value="0.00002312">
                <text:p>0.00002312</text:p>
                <draw:g>
                  <svg:desc>Sheet1.F4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634">
                <text:p>0.0001634</text:p>
              </table:table-cell>
              <table:table-cell office:value-type="float" office:value="0.00009648">
                <text:p>0.0000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00041632">
                <text:p>0.00041632</text:p>
              </table:table-cell>
              <table:table-cell office:value-type="float" office:value="0.0000934">
                <text:p>0.000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0.0013326">
                <text:p>0.0013326</text:p>
              </table:table-cell>
              <table:table-cell office:value-type="float" office:value="0.00122828">
                <text:p>0.00122828</text:p>
              </table:table-cell>
              <table:table-cell office:value-type="float" office:value="0.00038788">
                <text:p>0.0003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  <table:table-cell office:value-type="float" office:value="0.0036348">
                <text:p>0.0036348</text:p>
              </table:table-cell>
              <table:table-cell office:value-type="float" office:value="0.00254112">
                <text:p>0.00254112</text:p>
              </table:table-cell>
              <table:table-cell office:value-type="float" office:value="0.00087904">
                <text:p>0.0008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">
                <text:p>361</text:p>
              </table:table-cell>
              <table:table-cell office:value-type="float" office:value="0.00375516">
                <text:p>0.00375516</text:p>
              </table:table-cell>
              <table:table-cell office:value-type="float" office:value="0.00262404">
                <text:p>0.00262404</text:p>
              </table:table-cell>
              <table:table-cell office:value-type="float" office:value="0.00106416">
                <text:p>0.0010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423308">
                <text:p>0.00423308</text:p>
              </table:table-cell>
              <table:table-cell office:value-type="float" office:value="0.0033682">
                <text:p>0.0033682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6">
                <text:p>416</text:p>
              </table:table-cell>
              <table:table-cell office:value-type="float" office:value="0.00520708">
                <text:p>0.00520708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123132">
                <text:p>0.00123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3">
                <text:p>933</text:p>
              </table:table-cell>
              <table:table-cell office:value-type="float" office:value="0.0267594">
                <text:p>0.0267594</text:p>
              </table:table-cell>
              <table:table-cell office:value-type="float" office:value="0.0242219">
                <text:p>0.0242219</text:p>
              </table:table-cell>
              <table:table-cell office:value-type="float" office:value="0.0113121">
                <text:p>0.0113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196682">
                <text:p>0.0196682</text:p>
              </table:table-cell>
              <table:table-cell office:value-type="float" office:value="0.00648476">
                <text:p>0.00648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0">
                <text:p>1020</text:p>
              </table:table-cell>
              <table:table-cell office:value-type="float" office:value="0.0242896">
                <text:p>0.0242896</text:p>
              </table:table-cell>
              <table:table-cell office:value-type="float" office:value="0.0232448">
                <text:p>0.0232448</text:p>
              </table:table-cell>
              <table:table-cell office:value-type="float" office:value="0.00533476">
                <text:p>0.00533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2">
                <text:p>1052</text:p>
              </table:table-cell>
              <table:table-cell office:value-type="float" office:value="0.0272731">
                <text:p>0.0272731</text:p>
              </table:table-cell>
              <table:table-cell office:value-type="float" office:value="0.0265586">
                <text:p>0.0265586</text:p>
              </table:table-cell>
              <table:table-cell office:value-type="float" office:value="0.00584388">
                <text:p>0.00584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7">
                <text:p>1057</text:p>
              </table:table-cell>
              <table:table-cell office:value-type="float" office:value="0.0250959">
                <text:p>0.0250959</text:p>
              </table:table-cell>
              <table:table-cell office:value-type="float" office:value="0.0235543">
                <text:p>0.0235543</text:p>
              </table:table-cell>
              <table:table-cell office:value-type="float" office:value="0.00495536">
                <text:p>0.0049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9">
                <text:p>1609</text:p>
              </table:table-cell>
              <table:table-cell office:value-type="float" office:value="0.0498925">
                <text:p>0.0498925</text:p>
              </table:table-cell>
              <table:table-cell office:value-type="float" office:value="0.0481465">
                <text:p>0.0481465</text:p>
              </table:table-cell>
              <table:table-cell office:value-type="float" office:value="0.0125048">
                <text:p>0.01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0">
                <text:p>4660</text:p>
              </table:table-cell>
              <table:table-cell office:value-type="float" office:value="0.303099">
                <text:p>0.303099</text:p>
              </table:table-cell>
              <table:table-cell office:value-type="float" office:value="0.304933">
                <text:p>0.304933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7">
                <text:p>4807</text:p>
              </table:table-cell>
              <table:table-cell office:value-type="float" office:value="0.474568">
                <text:p>0.474568</text:p>
              </table:table-cell>
              <table:table-cell office:value-type="float" office:value="0.458571">
                <text:p>0.458571</text:p>
              </table:table-cell>
              <table:table-cell office:value-type="float" office:value="0.206056">
                <text:p>0.20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88">
                <text:p>7388</text:p>
              </table:table-cell>
              <table:table-cell office:value-type="float" office:value="1.19919">
                <text:p>1.19919</text:p>
              </table:table-cell>
              <table:table-cell office:value-type="float" office:value="1.15155">
                <text:p>1.1515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81">
                <text:p>12981</text:p>
              </table:table-cell>
              <table:table-cell office:value-type="float" office:value="3.20654">
                <text:p>3.20654</text:p>
              </table:table-cell>
              <table:table-cell office:value-type="float" office:value="3.08994">
                <text:p>3.08994</text:p>
              </table:table-cell>
              <table:table-cell office:value-type="float" office:value="0.808382">
                <text:p>0.80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82">
                <text:p>12982</text:p>
              </table:table-cell>
              <table:table-cell office:value-type="float" office:value="4.53525">
                <text:p>4.53525</text:p>
              </table:table-cell>
              <table:table-cell office:value-type="float" office:value="4.40896">
                <text:p>4.40896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89">
                <text:p>13389</text:p>
              </table:table-cell>
              <table:table-cell office:value-type="float" office:value="4.6544">
                <text:p>4.6544</text:p>
              </table:table-cell>
              <table:table-cell office:value-type="float" office:value="4.49768">
                <text:p>4.49768</text:p>
              </table:table-cell>
              <table:table-cell office:value-type="float" office:value="1.16283">
                <text:p>1.16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39">
                <text:p>14639</text:p>
              </table:table-cell>
              <table:table-cell office:value-type="float" office:value="4.38718">
                <text:p>4.38718</text:p>
              </table:table-cell>
              <table:table-cell office:value-type="float" office:value="4.19436">
                <text:p>4.19436</text:p>
              </table:table-cell>
              <table:table-cell office:value-type="float" office:value="1.56783">
                <text:p>1.56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13">
                <text:p>33113</text:p>
              </table:table-cell>
              <table:table-cell office:value-type="float" office:value="21.9452">
                <text:p>21.9452</text:p>
              </table:table-cell>
              <table:table-cell office:value-type="float" office:value="21.2942">
                <text:p>21.2942</text:p>
              </table:table-cell>
              <table:table-cell office:value-type="float" office:value="5.58662">
                <text:p>5.58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5.213cm" svg:y="0.315cm" chart:style-name="ch2">
          <text:p>TIME(MEAN) VS E+V*logV</text:p>
        </chart:title>
        <chart:legend chart:legend-position="end" svg:x="11.497cm" svg:y="3.784cm" style:legend-expansion="high" chart:style-name="ch3"/>
        <chart:plot-area chart:style-name="ch4" table:cell-range-address="Sheet1.J110:Sheet1.J131 Sheet1.D109:Sheet1.F131" chart:data-source-has-labels="row" svg:x="1.278cm" svg:y="1.248cm" svg:width="9.9cm" svg:height="6.648cm">
          <chartooo:coordinate-region svg:x="3.011cm" svg:y="1.421cm" svg:width="7.61cm" svg:height="5.881cm"/>
          <chart:axis chart:dimension="x" chart:name="primary-x" chart:style-name="ch5">
            <chart:title svg:x="5.43cm" svg:y="8.076cm" chart:style-name="ch6">
              <text:p> E+V*logV</text:p>
            </chart:title>
          </chart:axis>
          <chart:axis chart:dimension="y" chart:name="primary-y" chart:style-name="ch7">
            <chart:title svg:x="0.451cm" svg:y="5.569cm" chart:style-name="ch8">
              <text:p>TIME(MEAN)</text:p>
            </chart:title>
            <chart:grid chart:style-name="ch9" chart:class="major"/>
          </chart:axis>
          <chart:series chart:style-name="ch10" chart:values-cell-range-address="Sheet1.D110:Sheet1.D131" chart:label-cell-address="Sheet1.D109:Sheet1.D109" chart:class="chart:scatter">
            <chart:domain table:cell-range-address="Sheet1.J110:Sheet1.J131"/>
            <chart:data-point chart:repeated="22"/>
          </chart:series>
          <chart:series chart:style-name="ch11" chart:values-cell-range-address="Sheet1.E110:Sheet1.E131" chart:label-cell-address="Sheet1.E109:Sheet1.E109" chart:class="chart:scatter">
            <chart:data-point chart:repeated="22"/>
          </chart:series>
          <chart:series chart:style-name="ch12" chart:values-cell-range-address="Sheet1.F110:Sheet1.F131" chart:label-cell-address="Sheet1.F109:Sheet1.F109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D109:Sheet1.D109</svg:desc>
                </draw:g>
              </table:table-cell>
              <table:table-cell office:value-type="string">
                <text:p>Reverse Dijkstra</text:p>
                <draw:g>
                  <svg:desc>Sheet1.E109:Sheet1.E109</svg:desc>
                </draw:g>
              </table:table-cell>
              <table:table-cell office:value-type="string">
                <text:p>Bidirectional Dijkstra</text:p>
                <draw:g>
                  <svg:desc>Sheet1.F109:Sheet1.F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0823996531185">
                <text:p>7.40823996531185</text:p>
                <draw:g>
                  <svg:desc>Sheet1.J110:Sheet1.J131</svg:desc>
                </draw:g>
              </table:table-cell>
              <table:table-cell office:value-type="float" office:value="0.00002084">
                <text:p>0.00002084</text:p>
                <draw:g>
                  <svg:desc>Sheet1.D110:Sheet1.D131</svg:desc>
                </draw:g>
              </table:table-cell>
              <table:table-cell office:value-type="float" office:value="0.0000214">
                <text:p>0.0000214</text:p>
                <draw:g>
                  <svg:desc>Sheet1.E110:Sheet1.E131</svg:desc>
                </draw:g>
              </table:table-cell>
              <table:table-cell office:value-type="float" office:value="0.00002312">
                <text:p>0.00002312</text:p>
                <draw:g>
                  <svg:desc>Sheet1.F110:Sheet1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125069801079">
                <text:p>109.125069801079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634">
                <text:p>0.0001634</text:p>
              </table:table-cell>
              <table:table-cell office:value-type="float" office:value="0.00009648">
                <text:p>0.0000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6.323147260092">
                <text:p>396.323147260092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00041632">
                <text:p>0.00041632</text:p>
              </table:table-cell>
              <table:table-cell office:value-type="float" office:value="0.0000934">
                <text:p>0.000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9.45555610685">
                <text:p>1049.45555610685</text:p>
              </table:table-cell>
              <table:table-cell office:value-type="float" office:value="0.0013326">
                <text:p>0.0013326</text:p>
              </table:table-cell>
              <table:table-cell office:value-type="float" office:value="0.00122828">
                <text:p>0.00122828</text:p>
              </table:table-cell>
              <table:table-cell office:value-type="float" office:value="0.00038788">
                <text:p>0.0003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.3830175443">
                <text:p>1645.3830175443</text:p>
              </table:table-cell>
              <table:table-cell office:value-type="float" office:value="0.0036348">
                <text:p>0.0036348</text:p>
              </table:table-cell>
              <table:table-cell office:value-type="float" office:value="0.00254112">
                <text:p>0.00254112</text:p>
              </table:table-cell>
              <table:table-cell office:value-type="float" office:value="0.00087904">
                <text:p>0.0008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9.26009988794">
                <text:p>1689.26009988794</text:p>
              </table:table-cell>
              <table:table-cell office:value-type="float" office:value="0.00375516">
                <text:p>0.00375516</text:p>
              </table:table-cell>
              <table:table-cell office:value-type="float" office:value="0.00262404">
                <text:p>0.00262404</text:p>
              </table:table-cell>
              <table:table-cell office:value-type="float" office:value="0.00106416">
                <text:p>0.0010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5.75346268533">
                <text:p>1905.75346268533</text:p>
              </table:table-cell>
              <table:table-cell office:value-type="float" office:value="0.00423308">
                <text:p>0.00423308</text:p>
              </table:table-cell>
              <table:table-cell office:value-type="float" office:value="0.0033682">
                <text:p>0.0033682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3.54282554072">
                <text:p>2003.54282554072</text:p>
              </table:table-cell>
              <table:table-cell office:value-type="float" office:value="0.00520708">
                <text:p>0.00520708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123132">
                <text:p>0.00123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98.27950030607">
                <text:p>5098.27950030607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196682">
                <text:p>0.0196682</text:p>
              </table:table-cell>
              <table:table-cell office:value-type="float" office:value="0.00648476">
                <text:p>0.00648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0.77217519716">
                <text:p>5590.77217519716</text:p>
              </table:table-cell>
              <table:table-cell office:value-type="float" office:value="0.0242896">
                <text:p>0.0242896</text:p>
              </table:table-cell>
              <table:table-cell office:value-type="float" office:value="0.0232448">
                <text:p>0.0232448</text:p>
              </table:table-cell>
              <table:table-cell office:value-type="float" office:value="0.00533476">
                <text:p>0.0053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20.89957361549">
                <text:p>5720.89957361549</text:p>
              </table:table-cell>
              <table:table-cell office:value-type="float" office:value="0.0267594">
                <text:p>0.0267594</text:p>
              </table:table-cell>
              <table:table-cell office:value-type="float" office:value="0.0242219">
                <text:p>0.0242219</text:p>
              </table:table-cell>
              <table:table-cell office:value-type="float" office:value="0.0113121">
                <text:p>0.0113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1.44726158395">
                <text:p>5731.44726158395</text:p>
              </table:table-cell>
              <table:table-cell office:value-type="float" office:value="0.0250959">
                <text:p>0.0250959</text:p>
              </table:table-cell>
              <table:table-cell office:value-type="float" office:value="0.0235543">
                <text:p>0.0235543</text:p>
              </table:table-cell>
              <table:table-cell office:value-type="float" office:value="0.00495536">
                <text:p>0.00495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5.16055828824">
                <text:p>6015.16055828824</text:p>
              </table:table-cell>
              <table:table-cell office:value-type="float" office:value="0.0272731">
                <text:p>0.0272731</text:p>
              </table:table-cell>
              <table:table-cell office:value-type="float" office:value="0.0265586">
                <text:p>0.0265586</text:p>
              </table:table-cell>
              <table:table-cell office:value-type="float" office:value="0.00584388">
                <text:p>0.0058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23.34867495534">
                <text:p>8423.34867495534</text:p>
              </table:table-cell>
              <table:table-cell office:value-type="float" office:value="0.0498925">
                <text:p>0.0498925</text:p>
              </table:table-cell>
              <table:table-cell office:value-type="float" office:value="0.0481465">
                <text:p>0.0481465</text:p>
              </table:table-cell>
              <table:table-cell office:value-type="float" office:value="0.0125048">
                <text:p>0.01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68.6783717754">
                <text:p>23768.6783717754</text:p>
              </table:table-cell>
              <table:table-cell office:value-type="float" office:value="0.303099">
                <text:p>0.303099</text:p>
              </table:table-cell>
              <table:table-cell office:value-type="float" office:value="0.304933">
                <text:p>0.304933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38.7689050724">
                <text:p>28838.7689050724</text:p>
              </table:table-cell>
              <table:table-cell office:value-type="float" office:value="0.474568">
                <text:p>0.474568</text:p>
              </table:table-cell>
              <table:table-cell office:value-type="float" office:value="0.458571">
                <text:p>0.458571</text:p>
              </table:table-cell>
              <table:table-cell office:value-type="float" office:value="0.206056">
                <text:p>0.20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541.6766394435">
                <text:p>47541.6766394435</text:p>
              </table:table-cell>
              <table:table-cell office:value-type="float" office:value="1.19919">
                <text:p>1.19919</text:p>
              </table:table-cell>
              <table:table-cell office:value-type="float" office:value="1.15155">
                <text:p>1.1515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770.8530940906">
                <text:p>81770.8530940906</text:p>
              </table:table-cell>
              <table:table-cell office:value-type="float" office:value="3.20654">
                <text:p>3.20654</text:p>
              </table:table-cell>
              <table:table-cell office:value-type="float" office:value="3.08994">
                <text:p>3.08994</text:p>
              </table:table-cell>
              <table:table-cell office:value-type="float" office:value="0.808382">
                <text:p>0.80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417.40071345">
                <text:p>92417.40071345</text:p>
              </table:table-cell>
              <table:table-cell office:value-type="float" office:value="4.53525">
                <text:p>4.53525</text:p>
              </table:table-cell>
              <table:table-cell office:value-type="float" office:value="4.40896">
                <text:p>4.40896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915.9215424897">
                <text:p>94915.9215424897</text:p>
              </table:table-cell>
              <table:table-cell office:value-type="float" office:value="4.38718">
                <text:p>4.38718</text:p>
              </table:table-cell>
              <table:table-cell office:value-type="float" office:value="4.19436">
                <text:p>4.19436</text:p>
              </table:table-cell>
              <table:table-cell office:value-type="float" office:value="1.56783">
                <text:p>1.56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256.0308673494">
                <text:p>95256.0308673494</text:p>
              </table:table-cell>
              <table:table-cell office:value-type="float" office:value="4.6544">
                <text:p>4.6544</text:p>
              </table:table-cell>
              <table:table-cell office:value-type="float" office:value="4.49768">
                <text:p>4.49768</text:p>
              </table:table-cell>
              <table:table-cell office:value-type="float" office:value="1.16283">
                <text:p>1.16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049.711294712">
                <text:p>225049.711294712</text:p>
              </table:table-cell>
              <table:table-cell office:value-type="float" office:value="21.9452">
                <text:p>21.9452</text:p>
              </table:table-cell>
              <table:table-cell office:value-type="float" office:value="21.2942">
                <text:p>21.2942</text:p>
              </table:table-cell>
              <table:table-cell office:value-type="float" office:value="5.58662">
                <text:p>5.586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829cm" svg:y="0.315cm" chart:style-name="ch2">
          <text:p>STD. DEV(TIME) VS E+V*logV</text:p>
        </chart:title>
        <chart:legend chart:legend-position="end" svg:x="11.498cm" svg:y="3.785cm" style:legend-expansion="high" chart:style-name="ch3"/>
        <chart:plot-area chart:style-name="ch4" table:cell-range-address="Sheet1.I110:Sheet1.J131 Sheet1.G109:Sheet1.H131 Sheet1.I109:Sheet1.I109" chart:data-source-has-labels="row" svg:x="1.278cm" svg:y="1.248cm" svg:width="9.901cm" svg:height="6.649cm">
          <chartooo:coordinate-region svg:x="3.011cm" svg:y="1.421cm" svg:width="7.611cm" svg:height="5.882cm"/>
          <chart:axis chart:dimension="x" chart:name="primary-x" chart:style-name="ch5">
            <chart:title svg:x="5.47cm" svg:y="8.077cm" chart:style-name="ch6">
              <text:p>E+V*logV</text:p>
            </chart:title>
          </chart:axis>
          <chart:axis chart:dimension="y" chart:name="primary-y" chart:style-name="ch7">
            <chart:title svg:x="0.451cm" svg:y="5.833cm" chart:style-name="ch8">
              <text:p>STD. DEV(TIME)</text:p>
            </chart:title>
            <chart:grid chart:style-name="ch9" chart:class="major"/>
          </chart:axis>
          <chart:series chart:style-name="ch10" chart:values-cell-range-address="Sheet1.G110:Sheet1.G131" chart:label-cell-address="Sheet1.G109:Sheet1.G109" chart:class="chart:scatter">
            <chart:domain table:cell-range-address="Sheet1.J110:Sheet1.J131"/>
            <chart:data-point chart:repeated="22"/>
          </chart:series>
          <chart:series chart:style-name="ch11" chart:values-cell-range-address="Sheet1.H110:Sheet1.H131" chart:label-cell-address="Sheet1.H109:Sheet1.H109" chart:class="chart:scatter">
            <chart:data-point chart:repeated="22"/>
          </chart:series>
          <chart:series chart:style-name="ch12" chart:values-cell-range-address="Sheet1.I110:Sheet1.I131" chart:label-cell-address="Sheet1.I109:Sheet1.I109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G109:Sheet1.G109</svg:desc>
                </draw:g>
              </table:table-cell>
              <table:table-cell office:value-type="string">
                <text:p>Reverse Dijkstra</text:p>
                <draw:g>
                  <svg:desc>Sheet1.H109:Sheet1.H109</svg:desc>
                </draw:g>
              </table:table-cell>
              <table:table-cell office:value-type="string">
                <text:p>Bidirectional Dijkstra</text:p>
                <draw:g>
                  <svg:desc>Sheet1.I109:Sheet1.I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0823996531185">
                <text:p>7.40823996531185</text:p>
                <draw:g>
                  <svg:desc>Sheet1.J110:Sheet1.J131</svg:desc>
                </draw:g>
              </table:table-cell>
              <table:table-cell office:value-type="float" office:value="0.00000599083">
                <text:p>0.00000599083</text:p>
                <draw:g>
                  <svg:desc>Sheet1.G110:Sheet1.G131</svg:desc>
                </draw:g>
              </table:table-cell>
              <table:table-cell office:value-type="float" office:value="0.00000259808">
                <text:p>0.00000259808</text:p>
                <draw:g>
                  <svg:desc>Sheet1.H110:Sheet1.H131</svg:desc>
                </draw:g>
              </table:table-cell>
              <table:table-cell office:value-type="float" office:value="0.00000284781">
                <text:p>0.00000284781</text:p>
                <draw:g>
                  <svg:desc>Sheet1.I110:Sheet1.I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125069801079">
                <text:p>109.125069801079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6.323147260092">
                <text:p>396.323147260092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9.45555610685">
                <text:p>1049.45555610685</text:p>
              </table:table-cell>
              <table:table-cell office:value-type="float" office:value="0.00015928">
                <text:p>0.00015928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.3830175443">
                <text:p>1645.3830175443</text:p>
              </table:table-cell>
              <table:table-cell office:value-type="float" office:value="0.00239183">
                <text:p>0.00239183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9.26009988794">
                <text:p>1689.26009988794</text:p>
              </table:table-cell>
              <table:table-cell office:value-type="float" office:value="0.00285321">
                <text:p>0.0028532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5.75346268533">
                <text:p>1905.75346268533</text:p>
              </table:table-cell>
              <table:table-cell office:value-type="float" office:value="0.00263756">
                <text:p>0.00263756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3.54282554072">
                <text:p>2003.54282554072</text:p>
              </table:table-cell>
              <table:table-cell office:value-type="float" office:value="0.00458477">
                <text:p>0.00458477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98.27950030607">
                <text:p>5098.27950030607</text:p>
              </table:table-cell>
              <table:table-cell office:value-type="float" office:value="0.00332875">
                <text:p>0.003328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0.77217519716">
                <text:p>5590.77217519716</text:p>
              </table:table-cell>
              <table:table-cell office:value-type="float" office:value="0.00163831">
                <text:p>0.00163831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20.89957361549">
                <text:p>5720.89957361549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1.44726158395">
                <text:p>5731.44726158395</text:p>
              </table:table-cell>
              <table:table-cell office:value-type="float" office:value="0.0034382">
                <text:p>0.0034382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5.16055828824">
                <text:p>6015.16055828824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23.34867495534">
                <text:p>8423.34867495534</text:p>
              </table:table-cell>
              <table:table-cell office:value-type="float" office:value="0.00211785">
                <text:p>0.00211785</text:p>
              </table:table-cell>
              <table:table-cell office:value-type="float" office:value="0.00117926">
                <text:p>0.00117926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68.6783717754">
                <text:p>23768.6783717754</text:p>
              </table:table-cell>
              <table:table-cell office:value-type="float" office:value="0.00451475">
                <text:p>0.00451475</text:p>
              </table:table-cell>
              <table:table-cell office:value-type="float" office:value="0.00450672">
                <text:p>0.00450672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38.7689050724">
                <text:p>28838.7689050724</text:p>
              </table:table-cell>
              <table:table-cell office:value-type="float" office:value="0.0053197">
                <text:p>0.005319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541.6766394435">
                <text:p>47541.6766394435</text:p>
              </table:table-cell>
              <table:table-cell office:value-type="float" office:value="0.0114611">
                <text:p>0.0114611</text:p>
              </table:table-cell>
              <table:table-cell office:value-type="float" office:value="0.0106606">
                <text:p>0.0106606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770.8530940906">
                <text:p>81770.8530940906</text:p>
              </table:table-cell>
              <table:table-cell office:value-type="float" office:value="0.0332719">
                <text:p>0.0332719</text:p>
              </table:table-cell>
              <table:table-cell office:value-type="float" office:value="0.035065">
                <text:p>0.035065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417.40071345">
                <text:p>92417.40071345</text:p>
              </table:table-cell>
              <table:table-cell office:value-type="float" office:value="0.0307853">
                <text:p>0.0307853</text:p>
              </table:table-cell>
              <table:table-cell office:value-type="float" office:value="0.0392847">
                <text:p>0.0392847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915.9215424897">
                <text:p>94915.9215424897</text:p>
              </table:table-cell>
              <table:table-cell office:value-type="float" office:value="0.0679868">
                <text:p>0.0679868</text:p>
              </table:table-cell>
              <table:table-cell office:value-type="float" office:value="0.0768276">
                <text:p>0.0768276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256.0308673494">
                <text:p>95256.0308673494</text:p>
              </table:table-cell>
              <table:table-cell office:value-type="float" office:value="0.0307128">
                <text:p>0.0307128</text:p>
              </table:table-cell>
              <table:table-cell office:value-type="float" office:value="0.0245478">
                <text:p>0.0245478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049.711294712">
                <text:p>225049.711294712</text:p>
              </table:table-cell>
              <table:table-cell office:value-type="float" office:value="0.491888">
                <text:p>0.491888</text:p>
              </table:table-cell>
              <table:table-cell office:value-type="float" office:value="0.244236">
                <text:p>0.244236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spline-order="9" chart:sort-by-x-values="tru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0.084cm" svg:height="0.027cm" xlink:href=".." xlink:type="simple" chart:class="chart:scatter" chart:style-name="ch1">
        <chart:title svg:x="-4.764cm" svg:y="0.135cm" chart:style-name="ch2">
          <text:p>Time (Standard Deviation) Vs Number of Nodes</text:p>
        </chart:title>
        <chart:plot-area chart:style-name="ch3" table:cell-range-address="Sheet1.G3:Sheet1.I25 Sheet1.B4:Sheet1.B25" chart:data-source-has-labels="row" svg:x="0cm" svg:y="0cm" svg:width="-32.767cm" svg:height="-32.767cm">
          <chartooo:coordinate-region svg:x="0.016cm" svg:y="0.006cm" svg:width="0.057cm" svg:height="0.016cm"/>
          <chart:axis chart:dimension="x" chart:name="primary-x" chart:style-name="ch4">
            <chart:title svg:x="0cm" svg:y="0cm" chart:style-name="ch5">
              <text:p>Number of Nodes</text:p>
            </chart:title>
          </chart:axis>
          <chart:axis chart:dimension="x" chart:name="secondary-x" chart:style-name="ch6"/>
          <chart:axis chart:dimension="y" chart:name="primary-y" chart:style-name="ch4">
            <chart:title svg:x="0cm" svg:y="0cm" chart:style-name="ch7">
              <text:p>Time (Standard Deviation)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Sheet1.B4:Sheet1.B25" chart:label-cell-address="Sheet1.G3:Sheet1.G3" chart:class="chart:scatter">
            <chart:domain table:cell-range-address="Sheet1.G4:Sheet1.G25"/>
            <chart:data-point chart:repeated="22"/>
          </chart:series>
          <chart:series chart:attached-axis="primary-y" chart:style-name="ch10" chart:values-cell-range-address="Sheet1.H4:Sheet1.H25" chart:label-cell-address="Sheet1.H3:Sheet1.H3" chart:class="chart:scatter">
            <chart:data-point chart:repeated="22"/>
          </chart:series>
          <chart:series chart:attached-axis="primary-y" chart:style-name="ch11" chart:values-cell-range-address="Sheet1.I4:Sheet1.I25" chart:label-cell-address="Sheet1.I3:Sheet1.I3" chart:class="chart:scatter">
            <chart:domain table:cell-range-address="Sheet1.B4:Sheet1.B25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jkstra</text:p>
                <draw:g>
                  <svg:desc>Sheet1.G3:Sheet1.G3</svg:desc>
                </draw:g>
              </table:table-cell>
              <table:table-cell office:value-type="string">
                <text:p>Reverse Dijkstra</text:p>
                <draw:g>
                  <svg:desc>Sheet1.H3:Sheet1.H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idirectional Dijkstra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599083">
                <text:p>0.00000599083</text:p>
                <draw:g>
                  <svg:desc>Sheet1.G4:Sheet1.G25</svg:desc>
                </draw:g>
              </table:table-cell>
              <table:table-cell office:value-type="float" office:value="4">
                <text:p>4</text:p>
                <draw:g>
                  <svg:desc>Sheet1.B4:Sheet1.B25</svg:desc>
                </draw:g>
              </table:table-cell>
              <table:table-cell office:value-type="float" office:value="0.00000259808">
                <text:p>0.00000259808</text:p>
                <draw:g>
                  <svg:desc>Sheet1.H4:Sheet1.H25</svg:desc>
                </draw:g>
              </table:table-cell>
              <table:table-cell office:value-type="float" office:value="4">
                <text:p>4</text:p>
                <draw:g>
                  <svg:desc>Sheet1.B4:Sheet1.B25</svg:desc>
                </draw:g>
              </table:table-cell>
              <table:table-cell office:value-type="float" office:value="0.00000284781">
                <text:p>0.00000284781</text:p>
                <draw:g>
                  <svg:desc>Sheet1.I4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24">
                <text:p>24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24">
                <text:p>24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74">
                <text:p>74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74">
                <text:p>74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5928">
                <text:p>0.00015928</text:p>
              </table:table-cell>
              <table:table-cell office:value-type="float" office:value="224">
                <text:p>224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224">
                <text:p>224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9183">
                <text:p>0.00239183</text:p>
              </table:table-cell>
              <table:table-cell office:value-type="float" office:value="352">
                <text:p>352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352">
                <text:p>352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85321">
                <text:p>0.00285321</text:p>
              </table:table-cell>
              <table:table-cell office:value-type="float" office:value="361">
                <text:p>36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361">
                <text:p>361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63756">
                <text:p>0.00263756</text:p>
              </table:table-cell>
              <table:table-cell office:value-type="float" office:value="398">
                <text:p>398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398">
                <text:p>398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58477">
                <text:p>0.00458477</text:p>
              </table:table-cell>
              <table:table-cell office:value-type="float" office:value="416">
                <text:p>416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416">
                <text:p>41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69703">
                <text:p>0.00669703</text:p>
              </table:table-cell>
              <table:table-cell office:value-type="float" office:value="933">
                <text:p>93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933">
                <text:p>933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32875">
                <text:p>0.00332875</text:p>
              </table:table-cell>
              <table:table-cell office:value-type="float" office:value="975">
                <text:p>9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975">
                <text:p>975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3831">
                <text:p>0.00163831</text:p>
              </table:table-cell>
              <table:table-cell office:value-type="float" office:value="1020">
                <text:p>1020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1020">
                <text:p>1020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1052">
                <text:p>1052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1052">
                <text:p>1052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4382">
                <text:p>0.0034382</text:p>
              </table:table-cell>
              <table:table-cell office:value-type="float" office:value="1057">
                <text:p>1057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1057">
                <text:p>1057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11785">
                <text:p>0.00211785</text:p>
              </table:table-cell>
              <table:table-cell office:value-type="float" office:value="1609">
                <text:p>1609</text:p>
              </table:table-cell>
              <table:table-cell office:value-type="float" office:value="0.00117926">
                <text:p>0.00117926</text:p>
              </table:table-cell>
              <table:table-cell office:value-type="float" office:value="1609">
                <text:p>1609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51475">
                <text:p>0.00451475</text:p>
              </table:table-cell>
              <table:table-cell office:value-type="float" office:value="4660">
                <text:p>4660</text:p>
              </table:table-cell>
              <table:table-cell office:value-type="float" office:value="0.00450672">
                <text:p>0.00450672</text:p>
              </table:table-cell>
              <table:table-cell office:value-type="float" office:value="4660">
                <text:p>4660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3197">
                <text:p>0.0053197</text:p>
              </table:table-cell>
              <table:table-cell office:value-type="float" office:value="4807">
                <text:p>480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4807">
                <text:p>4807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4611">
                <text:p>0.0114611</text:p>
              </table:table-cell>
              <table:table-cell office:value-type="float" office:value="7388">
                <text:p>7388</text:p>
              </table:table-cell>
              <table:table-cell office:value-type="float" office:value="0.0106606">
                <text:p>0.0106606</text:p>
              </table:table-cell>
              <table:table-cell office:value-type="float" office:value="7388">
                <text:p>7388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2719">
                <text:p>0.0332719</text:p>
              </table:table-cell>
              <table:table-cell office:value-type="float" office:value="12981">
                <text:p>12981</text:p>
              </table:table-cell>
              <table:table-cell office:value-type="float" office:value="0.035065">
                <text:p>0.035065</text:p>
              </table:table-cell>
              <table:table-cell office:value-type="float" office:value="12981">
                <text:p>12981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7853">
                <text:p>0.0307853</text:p>
              </table:table-cell>
              <table:table-cell office:value-type="float" office:value="12982">
                <text:p>12982</text:p>
              </table:table-cell>
              <table:table-cell office:value-type="float" office:value="0.0392847">
                <text:p>0.0392847</text:p>
              </table:table-cell>
              <table:table-cell office:value-type="float" office:value="12982">
                <text:p>12982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7128">
                <text:p>0.0307128</text:p>
              </table:table-cell>
              <table:table-cell office:value-type="float" office:value="13389">
                <text:p>13389</text:p>
              </table:table-cell>
              <table:table-cell office:value-type="float" office:value="0.0245478">
                <text:p>0.0245478</text:p>
              </table:table-cell>
              <table:table-cell office:value-type="float" office:value="13389">
                <text:p>13389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9868">
                <text:p>0.0679868</text:p>
              </table:table-cell>
              <table:table-cell office:value-type="float" office:value="14639">
                <text:p>14639</text:p>
              </table:table-cell>
              <table:table-cell office:value-type="float" office:value="0.0768276">
                <text:p>0.0768276</text:p>
              </table:table-cell>
              <table:table-cell office:value-type="float" office:value="14639">
                <text:p>14639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1888">
                <text:p>0.491888</text:p>
              </table:table-cell>
              <table:table-cell office:value-type="float" office:value="33113">
                <text:p>33113</text:p>
              </table:table-cell>
              <table:table-cell office:value-type="float" office:value="0.244236">
                <text:p>0.244236</text:p>
              </table:table-cell>
              <table:table-cell office:value-type="float" office:value="33113">
                <text:p>33113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4.935cm" svg:y="0.315cm" chart:style-name="ch2">
          <text:p>STD. DEV (TIME) VS NODES</text:p>
        </chart:title>
        <chart:legend chart:legend-position="end" svg:x="11.497cm" svg:y="3.784cm" style:legend-expansion="high" chart:style-name="ch3"/>
        <chart:plot-area chart:style-name="ch4" table:cell-range-address="Sheet1.B4:Sheet1.B25 Sheet1.G3:Sheet1.I25" chart:data-source-has-labels="row" svg:x="1.278cm" svg:y="1.248cm" svg:width="9.9cm" svg:height="6.648cm">
          <chartooo:coordinate-region svg:x="3.011cm" svg:y="1.421cm" svg:width="7.702cm" svg:height="5.881cm"/>
          <chart:axis chart:dimension="x" chart:name="primary-x" chart:style-name="ch5">
            <chart:title svg:x="5.602cm" svg:y="8.076cm" chart:style-name="ch6">
              <text:p>NODES</text:p>
            </chart:title>
          </chart:axis>
          <chart:axis chart:dimension="y" chart:name="primary-y" chart:style-name="ch7">
            <chart:title svg:x="0.451cm" svg:y="5.873cm" chart:style-name="ch8">
              <text:p>STD. DEV (TIME)</text:p>
            </chart:title>
            <chart:grid chart:style-name="ch9" chart:class="major"/>
          </chart:axis>
          <chart:series chart:style-name="ch10" chart:values-cell-range-address="Sheet1.G4:Sheet1.G25" chart:label-cell-address="Sheet1.G3:Sheet1.G3" chart:class="chart:scatter">
            <chart:domain table:cell-range-address="Sheet1.B4:Sheet1.B25"/>
            <chart:data-point chart:repeated="22"/>
          </chart:series>
          <chart:series chart:style-name="ch11" chart:values-cell-range-address="Sheet1.H4:Sheet1.H25" chart:label-cell-address="Sheet1.H3:Sheet1.H3" chart:class="chart:scatter">
            <chart:data-point chart:repeated="22"/>
          </chart:series>
          <chart:series chart:style-name="ch12" chart:values-cell-range-address="Sheet1.I4:Sheet1.I25" chart:label-cell-address="Sheet1.I3:Sheet1.I3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jkstra</text:p>
                <draw:g>
                  <svg:desc>Sheet1.G3:Sheet1.G3</svg:desc>
                </draw:g>
              </table:table-cell>
              <table:table-cell office:value-type="string">
                <text:p>Reverse Dijkstra</text:p>
                <draw:g>
                  <svg:desc>Sheet1.H3:Sheet1.H3</svg:desc>
                </draw:g>
              </table:table-cell>
              <table:table-cell office:value-type="string">
                <text:p>Bidirectional Dijkstra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4:Sheet1.B25</svg:desc>
                </draw:g>
              </table:table-cell>
              <table:table-cell office:value-type="float" office:value="0.00000599083">
                <text:p>0.00000599083</text:p>
                <draw:g>
                  <svg:desc>Sheet1.G4:Sheet1.G25</svg:desc>
                </draw:g>
              </table:table-cell>
              <table:table-cell office:value-type="float" office:value="0.00000259808">
                <text:p>0.00000259808</text:p>
                <draw:g>
                  <svg:desc>Sheet1.H4:Sheet1.H25</svg:desc>
                </draw:g>
              </table:table-cell>
              <table:table-cell office:value-type="float" office:value="0.00000284781">
                <text:p>0.00000284781</text:p>
                <draw:g>
                  <svg:desc>Sheet1.I4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0.00015928">
                <text:p>0.00015928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  <table:table-cell office:value-type="float" office:value="0.00239183">
                <text:p>0.00239183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">
                <text:p>361</text:p>
              </table:table-cell>
              <table:table-cell office:value-type="float" office:value="0.00285321">
                <text:p>0.0028532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263756">
                <text:p>0.00263756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6">
                <text:p>416</text:p>
              </table:table-cell>
              <table:table-cell office:value-type="float" office:value="0.00458477">
                <text:p>0.00458477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3">
                <text:p>933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0.00332875">
                <text:p>0.003328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0">
                <text:p>1020</text:p>
              </table:table-cell>
              <table:table-cell office:value-type="float" office:value="0.00163831">
                <text:p>0.00163831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2">
                <text:p>1052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7">
                <text:p>1057</text:p>
              </table:table-cell>
              <table:table-cell office:value-type="float" office:value="0.0034382">
                <text:p>0.0034382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9">
                <text:p>1609</text:p>
              </table:table-cell>
              <table:table-cell office:value-type="float" office:value="0.00211785">
                <text:p>0.00211785</text:p>
              </table:table-cell>
              <table:table-cell office:value-type="float" office:value="0.00117926">
                <text:p>0.00117926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0">
                <text:p>4660</text:p>
              </table:table-cell>
              <table:table-cell office:value-type="float" office:value="0.00451475">
                <text:p>0.00451475</text:p>
              </table:table-cell>
              <table:table-cell office:value-type="float" office:value="0.00450672">
                <text:p>0.00450672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7">
                <text:p>4807</text:p>
              </table:table-cell>
              <table:table-cell office:value-type="float" office:value="0.0053197">
                <text:p>0.005319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88">
                <text:p>7388</text:p>
              </table:table-cell>
              <table:table-cell office:value-type="float" office:value="0.0114611">
                <text:p>0.0114611</text:p>
              </table:table-cell>
              <table:table-cell office:value-type="float" office:value="0.0106606">
                <text:p>0.0106606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81">
                <text:p>12981</text:p>
              </table:table-cell>
              <table:table-cell office:value-type="float" office:value="0.0332719">
                <text:p>0.0332719</text:p>
              </table:table-cell>
              <table:table-cell office:value-type="float" office:value="0.035065">
                <text:p>0.035065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82">
                <text:p>12982</text:p>
              </table:table-cell>
              <table:table-cell office:value-type="float" office:value="0.0307853">
                <text:p>0.0307853</text:p>
              </table:table-cell>
              <table:table-cell office:value-type="float" office:value="0.0392847">
                <text:p>0.0392847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89">
                <text:p>13389</text:p>
              </table:table-cell>
              <table:table-cell office:value-type="float" office:value="0.0307128">
                <text:p>0.0307128</text:p>
              </table:table-cell>
              <table:table-cell office:value-type="float" office:value="0.0245478">
                <text:p>0.0245478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39">
                <text:p>14639</text:p>
              </table:table-cell>
              <table:table-cell office:value-type="float" office:value="0.0679868">
                <text:p>0.0679868</text:p>
              </table:table-cell>
              <table:table-cell office:value-type="float" office:value="0.0768276">
                <text:p>0.0768276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13">
                <text:p>33113</text:p>
              </table:table-cell>
              <table:table-cell office:value-type="float" office:value="0.491888">
                <text:p>0.491888</text:p>
              </table:table-cell>
              <table:table-cell office:value-type="float" office:value="0.244236">
                <text:p>0.244236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5.504cm" svg:y="0.315cm" chart:style-name="ch2">
          <text:p>TIME (MEAN) VS ARCS</text:p>
        </chart:title>
        <chart:legend chart:legend-position="end" svg:x="11.498cm" svg:y="3.785cm" style:legend-expansion="high" chart:style-name="ch3"/>
        <chart:plot-area chart:style-name="ch4" table:cell-range-address="Sheet1.C30:Sheet1.F51 Sheet1.D29:Sheet1.F29" chart:data-source-has-labels="row" svg:x="1.278cm" svg:y="1.248cm" svg:width="9.901cm" svg:height="6.649cm">
          <chartooo:coordinate-region svg:x="3.011cm" svg:y="1.421cm" svg:width="7.703cm" svg:height="5.882cm"/>
          <chart:axis chart:dimension="x" chart:name="primary-x" chart:style-name="ch5">
            <chart:title svg:x="5.721cm" svg:y="8.077cm" chart:style-name="ch6">
              <text:p>ARCS</text:p>
            </chart:title>
          </chart:axis>
          <chart:axis chart:dimension="y" chart:name="primary-y" chart:style-name="ch7">
            <chart:title svg:x="0.451cm" svg:y="5.569cm" chart:style-name="ch8">
              <text:p>TIME(MEAN)</text:p>
            </chart:title>
            <chart:grid chart:style-name="ch9" chart:class="major"/>
          </chart:axis>
          <chart:series chart:style-name="ch10" chart:values-cell-range-address="Sheet1.D30:Sheet1.D51" chart:label-cell-address="Sheet1.D29:Sheet1.D29" chart:class="chart:scatter">
            <chart:domain table:cell-range-address="Sheet1.C30:Sheet1.C51"/>
            <chart:data-point chart:repeated="22"/>
          </chart:series>
          <chart:series chart:style-name="ch11" chart:values-cell-range-address="Sheet1.E30:Sheet1.E51" chart:label-cell-address="Sheet1.E29:Sheet1.E29" chart:class="chart:scatter">
            <chart:data-point chart:repeated="22"/>
          </chart:series>
          <chart:series chart:style-name="ch12" chart:values-cell-range-address="Sheet1.F30:Sheet1.F51" chart:label-cell-address="Sheet1.F29:Sheet1.F29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jkstra</text:p>
                <draw:g>
                  <svg:desc>Sheet1.D29:Sheet1.D29</svg:desc>
                </draw:g>
              </table:table-cell>
              <table:table-cell office:value-type="string">
                <text:p>Reverse Dijkstra</text:p>
                <draw:g>
                  <svg:desc>Sheet1.E29:Sheet1.E29</svg:desc>
                </draw:g>
              </table:table-cell>
              <table:table-cell office:value-type="string">
                <text:p>Bidirectional Dijkstra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30:Sheet1.C51</svg:desc>
                </draw:g>
              </table:table-cell>
              <table:table-cell office:value-type="float" office:value="0.00002084">
                <text:p>0.00002084</text:p>
                <draw:g>
                  <svg:desc>Sheet1.D30:Sheet1.D51</svg:desc>
                </draw:g>
              </table:table-cell>
              <table:table-cell office:value-type="float" office:value="0.0000214">
                <text:p>0.0000214</text:p>
                <draw:g>
                  <svg:desc>Sheet1.E30:Sheet1.E51</svg:desc>
                </draw:g>
              </table:table-cell>
              <table:table-cell office:value-type="float" office:value="0.00002312">
                <text:p>0.00002312</text:p>
                <draw:g>
                  <svg:desc>Sheet1.F30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634">
                <text:p>0.0001634</text:p>
              </table:table-cell>
              <table:table-cell office:value-type="float" office:value="0.00009648">
                <text:p>0.0000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00041632">
                <text:p>0.00041632</text:p>
              </table:table-cell>
              <table:table-cell office:value-type="float" office:value="0.0000934">
                <text:p>0.000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3">
                <text:p>523</text:p>
              </table:table-cell>
              <table:table-cell office:value-type="float" office:value="0.0013326">
                <text:p>0.0013326</text:p>
              </table:table-cell>
              <table:table-cell office:value-type="float" office:value="0.00122828">
                <text:p>0.00122828</text:p>
              </table:table-cell>
              <table:table-cell office:value-type="float" office:value="0.00038788">
                <text:p>0.0003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">
                <text:p>749</text:p>
              </table:table-cell>
              <table:table-cell office:value-type="float" office:value="0.0036348">
                <text:p>0.0036348</text:p>
              </table:table-cell>
              <table:table-cell office:value-type="float" office:value="0.00254112">
                <text:p>0.00254112</text:p>
              </table:table-cell>
              <table:table-cell office:value-type="float" office:value="0.00087904">
                <text:p>0.0008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0.00375516">
                <text:p>0.00375516</text:p>
              </table:table-cell>
              <table:table-cell office:value-type="float" office:value="0.00262404">
                <text:p>0.00262404</text:p>
              </table:table-cell>
              <table:table-cell office:value-type="float" office:value="0.00106416">
                <text:p>0.0010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1">
                <text:p>871</text:p>
              </table:table-cell>
              <table:table-cell office:value-type="float" office:value="0.00423308">
                <text:p>0.00423308</text:p>
              </table:table-cell>
              <table:table-cell office:value-type="float" office:value="0.0033682">
                <text:p>0.0033682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0.00520708">
                <text:p>0.00520708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123132">
                <text:p>0.00123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4">
                <text:p>2184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196682">
                <text:p>0.0196682</text:p>
              </table:table-cell>
              <table:table-cell office:value-type="float" office:value="0.00648476">
                <text:p>0.00648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2">
                <text:p>2522</text:p>
              </table:table-cell>
              <table:table-cell office:value-type="float" office:value="0.0242896">
                <text:p>0.0242896</text:p>
              </table:table-cell>
              <table:table-cell office:value-type="float" office:value="0.0232448">
                <text:p>0.0232448</text:p>
              </table:table-cell>
              <table:table-cell office:value-type="float" office:value="0.00533476">
                <text:p>0.0053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">
                <text:p>2535</text:p>
              </table:table-cell>
              <table:table-cell office:value-type="float" office:value="0.0250959">
                <text:p>0.0250959</text:p>
              </table:table-cell>
              <table:table-cell office:value-type="float" office:value="0.0235543">
                <text:p>0.0235543</text:p>
              </table:table-cell>
              <table:table-cell office:value-type="float" office:value="0.00495536">
                <text:p>0.00495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6">
                <text:p>2836</text:p>
              </table:table-cell>
              <table:table-cell office:value-type="float" office:value="0.0272731">
                <text:p>0.0272731</text:p>
              </table:table-cell>
              <table:table-cell office:value-type="float" office:value="0.0265586">
                <text:p>0.0265586</text:p>
              </table:table-cell>
              <table:table-cell office:value-type="float" office:value="0.00584388">
                <text:p>0.00584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0">
                <text:p>2950</text:p>
              </table:table-cell>
              <table:table-cell office:value-type="float" office:value="0.0267594">
                <text:p>0.0267594</text:p>
              </table:table-cell>
              <table:table-cell office:value-type="float" office:value="0.0242219">
                <text:p>0.0242219</text:p>
              </table:table-cell>
              <table:table-cell office:value-type="float" office:value="0.0113121">
                <text:p>0.0113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4">
                <text:p>3264</text:p>
              </table:table-cell>
              <table:table-cell office:value-type="float" office:value="0.0498925">
                <text:p>0.0498925</text:p>
              </table:table-cell>
              <table:table-cell office:value-type="float" office:value="0.0481465">
                <text:p>0.0481465</text:p>
              </table:table-cell>
              <table:table-cell office:value-type="float" office:value="0.0125048">
                <text:p>0.01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74">
                <text:p>6674</text:p>
              </table:table-cell>
              <table:table-cell office:value-type="float" office:value="0.303099">
                <text:p>0.303099</text:p>
              </table:table-cell>
              <table:table-cell office:value-type="float" office:value="0.304933">
                <text:p>0.304933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40">
                <text:p>11140</text:p>
              </table:table-cell>
              <table:table-cell office:value-type="float" office:value="0.474568">
                <text:p>0.474568</text:p>
              </table:table-cell>
              <table:table-cell office:value-type="float" office:value="0.458571">
                <text:p>0.458571</text:p>
              </table:table-cell>
              <table:table-cell office:value-type="float" office:value="0.206056">
                <text:p>0.20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61">
                <text:p>18961</text:p>
              </table:table-cell>
              <table:table-cell office:value-type="float" office:value="1.19919">
                <text:p>1.19919</text:p>
              </table:table-cell>
              <table:table-cell office:value-type="float" office:value="1.15155">
                <text:p>1.1515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76">
                <text:p>28376</text:p>
              </table:table-cell>
              <table:table-cell office:value-type="float" office:value="3.20654">
                <text:p>3.20654</text:p>
              </table:table-cell>
              <table:table-cell office:value-type="float" office:value="3.08994">
                <text:p>3.08994</text:p>
              </table:table-cell>
              <table:table-cell office:value-type="float" office:value="0.808382">
                <text:p>0.80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37">
                <text:p>33937</text:p>
              </table:table-cell>
              <table:table-cell office:value-type="float" office:value="4.38718">
                <text:p>4.38718</text:p>
              </table:table-cell>
              <table:table-cell office:value-type="float" office:value="4.19436">
                <text:p>4.19436</text:p>
              </table:table-cell>
              <table:table-cell office:value-type="float" office:value="1.56783">
                <text:p>1.56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18">
                <text:p>39018</text:p>
              </table:table-cell>
              <table:table-cell office:value-type="float" office:value="4.53525">
                <text:p>4.53525</text:p>
              </table:table-cell>
              <table:table-cell office:value-type="float" office:value="4.40896">
                <text:p>4.40896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3">
                <text:p>40003</text:p>
              </table:table-cell>
              <table:table-cell office:value-type="float" office:value="4.6544">
                <text:p>4.6544</text:p>
              </table:table-cell>
              <table:table-cell office:value-type="float" office:value="4.49768">
                <text:p>4.49768</text:p>
              </table:table-cell>
              <table:table-cell office:value-type="float" office:value="1.16283">
                <text:p>1.16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79">
                <text:p>75379</text:p>
              </table:table-cell>
              <table:table-cell office:value-type="float" office:value="21.9452">
                <text:p>21.9452</text:p>
              </table:table-cell>
              <table:table-cell office:value-type="float" office:value="21.2942">
                <text:p>21.2942</text:p>
              </table:table-cell>
              <table:table-cell office:value-type="float" office:value="5.58662">
                <text:p>5.586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5.12cm" svg:y="0.315cm" chart:style-name="ch2">
          <text:p>STD. DEV (TIME) VS ARCS</text:p>
        </chart:title>
        <chart:legend chart:legend-position="end" svg:x="11.497cm" svg:y="3.785cm" style:legend-expansion="high" chart:style-name="ch3"/>
        <chart:plot-area chart:style-name="ch4" table:cell-range-address="Sheet1.C30:Sheet1.C51 Sheet1.G29:Sheet1.I51" chart:data-source-has-labels="row" svg:x="1.278cm" svg:y="1.248cm" svg:width="9.9cm" svg:height="6.649cm">
          <chartooo:coordinate-region svg:x="3.011cm" svg:y="1.421cm" svg:width="7.702cm" svg:height="5.882cm"/>
          <chart:axis chart:dimension="x" chart:name="primary-x" chart:style-name="ch5">
            <chart:title svg:x="5.721cm" svg:y="8.077cm" chart:style-name="ch6">
              <text:p>ARCS</text:p>
            </chart:title>
          </chart:axis>
          <chart:axis chart:dimension="y" chart:name="primary-y" chart:style-name="ch7">
            <chart:title svg:x="0.451cm" svg:y="5.873cm" chart:style-name="ch8">
              <text:p>STD. DEV (TIME)</text:p>
            </chart:title>
            <chart:grid chart:style-name="ch9" chart:class="major"/>
          </chart:axis>
          <chart:series chart:style-name="ch10" chart:values-cell-range-address="Sheet1.G30:Sheet1.G51" chart:label-cell-address="Sheet1.G29:Sheet1.G29" chart:class="chart:scatter">
            <chart:domain table:cell-range-address="Sheet1.C30:Sheet1.C51"/>
            <chart:data-point chart:repeated="22"/>
          </chart:series>
          <chart:series chart:style-name="ch11" chart:values-cell-range-address="Sheet1.H30:Sheet1.H51" chart:label-cell-address="Sheet1.H29:Sheet1.H29" chart:class="chart:scatter">
            <chart:data-point chart:repeated="22"/>
          </chart:series>
          <chart:series chart:style-name="ch12" chart:values-cell-range-address="Sheet1.I30:Sheet1.I51" chart:label-cell-address="Sheet1.I29:Sheet1.I29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jkstra</text:p>
                <draw:g>
                  <svg:desc>Sheet1.G29:Sheet1.G29</svg:desc>
                </draw:g>
              </table:table-cell>
              <table:table-cell office:value-type="string">
                <text:p>Reverse Dijkstra</text:p>
                <draw:g>
                  <svg:desc>Sheet1.H29:Sheet1.H29</svg:desc>
                </draw:g>
              </table:table-cell>
              <table:table-cell office:value-type="string">
                <text:p>Bidirectional Dijkstra</text:p>
                <draw:g>
                  <svg:desc>Sheet1.I29:Sheet1.I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30:Sheet1.C51</svg:desc>
                </draw:g>
              </table:table-cell>
              <table:table-cell office:value-type="float" office:value="0.00000599083">
                <text:p>0.00000599083</text:p>
                <draw:g>
                  <svg:desc>Sheet1.G30:Sheet1.G51</svg:desc>
                </draw:g>
              </table:table-cell>
              <table:table-cell office:value-type="float" office:value="0.00000259808">
                <text:p>0.00000259808</text:p>
                <draw:g>
                  <svg:desc>Sheet1.H30:Sheet1.H51</svg:desc>
                </draw:g>
              </table:table-cell>
              <table:table-cell office:value-type="float" office:value="0.00000284781">
                <text:p>0.00000284781</text:p>
                <draw:g>
                  <svg:desc>Sheet1.I30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3">
                <text:p>523</text:p>
              </table:table-cell>
              <table:table-cell office:value-type="float" office:value="0.00015928">
                <text:p>0.00015928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">
                <text:p>749</text:p>
              </table:table-cell>
              <table:table-cell office:value-type="float" office:value="0.00239183">
                <text:p>0.00239183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0.00285321">
                <text:p>0.0028532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1">
                <text:p>871</text:p>
              </table:table-cell>
              <table:table-cell office:value-type="float" office:value="0.00263756">
                <text:p>0.00263756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0.00458477">
                <text:p>0.00458477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4">
                <text:p>2184</text:p>
              </table:table-cell>
              <table:table-cell office:value-type="float" office:value="0.00332875">
                <text:p>0.003328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2">
                <text:p>2522</text:p>
              </table:table-cell>
              <table:table-cell office:value-type="float" office:value="0.00163831">
                <text:p>0.00163831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">
                <text:p>2535</text:p>
              </table:table-cell>
              <table:table-cell office:value-type="float" office:value="0.0034382">
                <text:p>0.0034382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6">
                <text:p>2836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0">
                <text:p>2950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4">
                <text:p>3264</text:p>
              </table:table-cell>
              <table:table-cell office:value-type="float" office:value="0.00211785">
                <text:p>0.00211785</text:p>
              </table:table-cell>
              <table:table-cell office:value-type="float" office:value="0.00117926">
                <text:p>0.00117926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74">
                <text:p>6674</text:p>
              </table:table-cell>
              <table:table-cell office:value-type="float" office:value="0.00451475">
                <text:p>0.00451475</text:p>
              </table:table-cell>
              <table:table-cell office:value-type="float" office:value="0.00450672">
                <text:p>0.00450672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40">
                <text:p>11140</text:p>
              </table:table-cell>
              <table:table-cell office:value-type="float" office:value="0.0053197">
                <text:p>0.005319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61">
                <text:p>18961</text:p>
              </table:table-cell>
              <table:table-cell office:value-type="float" office:value="0.0114611">
                <text:p>0.0114611</text:p>
              </table:table-cell>
              <table:table-cell office:value-type="float" office:value="0.0106606">
                <text:p>0.0106606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76">
                <text:p>28376</text:p>
              </table:table-cell>
              <table:table-cell office:value-type="float" office:value="0.0332719">
                <text:p>0.0332719</text:p>
              </table:table-cell>
              <table:table-cell office:value-type="float" office:value="0.035065">
                <text:p>0.035065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37">
                <text:p>33937</text:p>
              </table:table-cell>
              <table:table-cell office:value-type="float" office:value="0.0679868">
                <text:p>0.0679868</text:p>
              </table:table-cell>
              <table:table-cell office:value-type="float" office:value="0.0768276">
                <text:p>0.0768276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18">
                <text:p>39018</text:p>
              </table:table-cell>
              <table:table-cell office:value-type="float" office:value="0.0307853">
                <text:p>0.0307853</text:p>
              </table:table-cell>
              <table:table-cell office:value-type="float" office:value="0.0392847">
                <text:p>0.0392847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3">
                <text:p>40003</text:p>
              </table:table-cell>
              <table:table-cell office:value-type="float" office:value="0.0307128">
                <text:p>0.0307128</text:p>
              </table:table-cell>
              <table:table-cell office:value-type="float" office:value="0.0245478">
                <text:p>0.0245478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79">
                <text:p>75379</text:p>
              </table:table-cell>
              <table:table-cell office:value-type="float" office:value="0.491888">
                <text:p>0.491888</text:p>
              </table:table-cell>
              <table:table-cell office:value-type="float" office:value="0.244236">
                <text:p>0.244236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359cm" svg:y="0.315cm" chart:style-name="ch2">
          <text:p>TIME(MEAN) VS (E+V^2)</text:p>
        </chart:title>
        <chart:legend chart:legend-position="end" svg:x="11.498cm" svg:y="3.784cm" style:legend-expansion="high" chart:style-name="ch3"/>
        <chart:plot-area chart:style-name="ch4" table:cell-range-address="Sheet1.J57:Sheet1.J78 Sheet1.D56:Sheet1.F78" chart:data-source-has-labels="row" svg:x="1.278cm" svg:y="1.248cm" svg:width="9.901cm" svg:height="6.648cm">
          <chartooo:coordinate-region svg:x="3.011cm" svg:y="1.421cm" svg:width="7.24cm" svg:height="5.881cm"/>
          <chart:axis chart:dimension="x" chart:name="primary-x" chart:style-name="ch5">
            <chart:title svg:x="5.589cm" svg:y="8.076cm" chart:style-name="ch6">
              <text:p>(E+V^2)</text:p>
            </chart:title>
          </chart:axis>
          <chart:axis chart:dimension="y" chart:name="primary-y" chart:style-name="ch7">
            <chart:title svg:x="0.451cm" svg:y="5.569cm" chart:style-name="ch8">
              <text:p>TIME(MEAN)</text:p>
            </chart:title>
            <chart:grid chart:style-name="ch9" chart:class="major"/>
          </chart:axis>
          <chart:series chart:style-name="ch10" chart:values-cell-range-address="Sheet1.D57:Sheet1.D78" chart:label-cell-address="Sheet1.D56:Sheet1.D56" chart:class="chart:scatter">
            <chart:domain table:cell-range-address="Sheet1.J57:Sheet1.J78"/>
            <chart:data-point chart:repeated="22"/>
          </chart:series>
          <chart:series chart:style-name="ch11" chart:values-cell-range-address="Sheet1.E57:Sheet1.E78" chart:label-cell-address="Sheet1.E56:Sheet1.E56" chart:class="chart:scatter">
            <chart:data-point chart:repeated="22"/>
          </chart:series>
          <chart:series chart:style-name="ch12" chart:values-cell-range-address="Sheet1.F57:Sheet1.F78" chart:label-cell-address="Sheet1.F56:Sheet1.F56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D56:Sheet1.D56</svg:desc>
                </draw:g>
              </table:table-cell>
              <table:table-cell office:value-type="string">
                <text:p>Reverse Dijkstra</text:p>
                <draw:g>
                  <svg:desc>Sheet1.E56:Sheet1.E56</svg:desc>
                </draw:g>
              </table:table-cell>
              <table:table-cell office:value-type="string">
                <text:p>Bidirectional Dijkstra</text:p>
                <draw:g>
                  <svg:desc>Sheet1.F56:Sheet1.F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J57:Sheet1.J78</svg:desc>
                </draw:g>
              </table:table-cell>
              <table:table-cell office:value-type="float" office:value="0.00002084">
                <text:p>0.00002084</text:p>
                <draw:g>
                  <svg:desc>Sheet1.D57:Sheet1.D78</svg:desc>
                </draw:g>
              </table:table-cell>
              <table:table-cell office:value-type="float" office:value="0.0000214">
                <text:p>0.0000214</text:p>
                <draw:g>
                  <svg:desc>Sheet1.E57:Sheet1.E78</svg:desc>
                </draw:g>
              </table:table-cell>
              <table:table-cell office:value-type="float" office:value="0.00002312">
                <text:p>0.00002312</text:p>
                <draw:g>
                  <svg:desc>Sheet1.F57:Sheet1.F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2">
                <text:p>652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634">
                <text:p>0.0001634</text:p>
              </table:table-cell>
              <table:table-cell office:value-type="float" office:value="0.00009648">
                <text:p>0.0000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34">
                <text:p>5734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00041632">
                <text:p>0.00041632</text:p>
              </table:table-cell>
              <table:table-cell office:value-type="float" office:value="0.0000934">
                <text:p>0.000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699">
                <text:p>50699</text:p>
              </table:table-cell>
              <table:table-cell office:value-type="float" office:value="0.0013326">
                <text:p>0.0013326</text:p>
              </table:table-cell>
              <table:table-cell office:value-type="float" office:value="0.00122828">
                <text:p>0.00122828</text:p>
              </table:table-cell>
              <table:table-cell office:value-type="float" office:value="0.00038788">
                <text:p>0.0003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653">
                <text:p>124653</text:p>
              </table:table-cell>
              <table:table-cell office:value-type="float" office:value="0.0036348">
                <text:p>0.0036348</text:p>
              </table:table-cell>
              <table:table-cell office:value-type="float" office:value="0.00254112">
                <text:p>0.00254112</text:p>
              </table:table-cell>
              <table:table-cell office:value-type="float" office:value="0.00087904">
                <text:p>0.0008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87">
                <text:p>131087</text:p>
              </table:table-cell>
              <table:table-cell office:value-type="float" office:value="0.00375516">
                <text:p>0.00375516</text:p>
              </table:table-cell>
              <table:table-cell office:value-type="float" office:value="0.00262404">
                <text:p>0.00262404</text:p>
              </table:table-cell>
              <table:table-cell office:value-type="float" office:value="0.00106416">
                <text:p>0.0010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275">
                <text:p>159275</text:p>
              </table:table-cell>
              <table:table-cell office:value-type="float" office:value="0.00423308">
                <text:p>0.00423308</text:p>
              </table:table-cell>
              <table:table-cell office:value-type="float" office:value="0.0033682">
                <text:p>0.0033682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970">
                <text:p>173970</text:p>
              </table:table-cell>
              <table:table-cell office:value-type="float" office:value="0.00520708">
                <text:p>0.00520708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123132">
                <text:p>0.00123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3439">
                <text:p>873439</text:p>
              </table:table-cell>
              <table:table-cell office:value-type="float" office:value="0.0267594">
                <text:p>0.0267594</text:p>
              </table:table-cell>
              <table:table-cell office:value-type="float" office:value="0.0242219">
                <text:p>0.0242219</text:p>
              </table:table-cell>
              <table:table-cell office:value-type="float" office:value="0.0113121">
                <text:p>0.0113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2809">
                <text:p>952809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196682">
                <text:p>0.0196682</text:p>
              </table:table-cell>
              <table:table-cell office:value-type="float" office:value="0.00648476">
                <text:p>0.00648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2922">
                <text:p>1042922</text:p>
              </table:table-cell>
              <table:table-cell office:value-type="float" office:value="0.0242896">
                <text:p>0.0242896</text:p>
              </table:table-cell>
              <table:table-cell office:value-type="float" office:value="0.0232448">
                <text:p>0.0232448</text:p>
              </table:table-cell>
              <table:table-cell office:value-type="float" office:value="0.00533476">
                <text:p>0.00533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9540">
                <text:p>1109540</text:p>
              </table:table-cell>
              <table:table-cell office:value-type="float" office:value="0.0272731">
                <text:p>0.0272731</text:p>
              </table:table-cell>
              <table:table-cell office:value-type="float" office:value="0.0265586">
                <text:p>0.0265586</text:p>
              </table:table-cell>
              <table:table-cell office:value-type="float" office:value="0.00584388">
                <text:p>0.00584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9784">
                <text:p>1119784</text:p>
              </table:table-cell>
              <table:table-cell office:value-type="float" office:value="0.0250959">
                <text:p>0.0250959</text:p>
              </table:table-cell>
              <table:table-cell office:value-type="float" office:value="0.0235543">
                <text:p>0.0235543</text:p>
              </table:table-cell>
              <table:table-cell office:value-type="float" office:value="0.00495536">
                <text:p>0.0049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2145">
                <text:p>2592145</text:p>
              </table:table-cell>
              <table:table-cell office:value-type="float" office:value="0.0498925">
                <text:p>0.0498925</text:p>
              </table:table-cell>
              <table:table-cell office:value-type="float" office:value="0.0481465">
                <text:p>0.0481465</text:p>
              </table:table-cell>
              <table:table-cell office:value-type="float" office:value="0.0125048">
                <text:p>0.01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22274">
                <text:p>21722274</text:p>
              </table:table-cell>
              <table:table-cell office:value-type="float" office:value="0.303099">
                <text:p>0.303099</text:p>
              </table:table-cell>
              <table:table-cell office:value-type="float" office:value="0.304933">
                <text:p>0.304933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18389">
                <text:p>23118389</text:p>
              </table:table-cell>
              <table:table-cell office:value-type="float" office:value="0.474568">
                <text:p>0.474568</text:p>
              </table:table-cell>
              <table:table-cell office:value-type="float" office:value="0.458571">
                <text:p>0.458571</text:p>
              </table:table-cell>
              <table:table-cell office:value-type="float" office:value="0.206056">
                <text:p>0.20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601505">
                <text:p>54601505</text:p>
              </table:table-cell>
              <table:table-cell office:value-type="float" office:value="1.19919">
                <text:p>1.19919</text:p>
              </table:table-cell>
              <table:table-cell office:value-type="float" office:value="1.15155">
                <text:p>1.1515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534737">
                <text:p>168534737</text:p>
              </table:table-cell>
              <table:table-cell office:value-type="float" office:value="3.20654">
                <text:p>3.20654</text:p>
              </table:table-cell>
              <table:table-cell office:value-type="float" office:value="3.08994">
                <text:p>3.08994</text:p>
              </table:table-cell>
              <table:table-cell office:value-type="float" office:value="0.808382">
                <text:p>0.80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571342">
                <text:p>168571342</text:p>
              </table:table-cell>
              <table:table-cell office:value-type="float" office:value="4.53525">
                <text:p>4.53525</text:p>
              </table:table-cell>
              <table:table-cell office:value-type="float" office:value="4.40896">
                <text:p>4.40896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305324">
                <text:p>179305324</text:p>
              </table:table-cell>
              <table:table-cell office:value-type="float" office:value="4.6544">
                <text:p>4.6544</text:p>
              </table:table-cell>
              <table:table-cell office:value-type="float" office:value="4.49768">
                <text:p>4.49768</text:p>
              </table:table-cell>
              <table:table-cell office:value-type="float" office:value="1.16283">
                <text:p>1.16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334258">
                <text:p>214334258</text:p>
              </table:table-cell>
              <table:table-cell office:value-type="float" office:value="4.38718">
                <text:p>4.38718</text:p>
              </table:table-cell>
              <table:table-cell office:value-type="float" office:value="4.19436">
                <text:p>4.19436</text:p>
              </table:table-cell>
              <table:table-cell office:value-type="float" office:value="1.56783">
                <text:p>1.56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6546148">
                <text:p>1096546148</text:p>
              </table:table-cell>
              <table:table-cell office:value-type="float" office:value="21.9452">
                <text:p>21.9452</text:p>
              </table:table-cell>
              <table:table-cell office:value-type="float" office:value="21.2942">
                <text:p>21.2942</text:p>
              </table:table-cell>
              <table:table-cell office:value-type="float" office:value="5.58662">
                <text:p>5.586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4.909cm" svg:y="0.315cm" chart:style-name="ch2">
          <text:p>STD. DEV (TIME) VS (E+V^2)</text:p>
        </chart:title>
        <chart:legend chart:legend-position="end" svg:x="11.497cm" svg:y="3.785cm" style:legend-expansion="high" chart:style-name="ch3"/>
        <chart:plot-area chart:style-name="ch4" table:cell-range-address="Sheet1.I57:Sheet1.J78 Sheet1.G56:Sheet1.H78 Sheet1.I56:Sheet1.I56" chart:data-source-has-labels="row" svg:x="1.278cm" svg:y="1.248cm" svg:width="9.9cm" svg:height="6.649cm">
          <chartooo:coordinate-region svg:x="3.011cm" svg:y="1.421cm" svg:width="7.239cm" svg:height="5.882cm"/>
          <chart:axis chart:dimension="x" chart:name="primary-x" chart:style-name="ch5">
            <chart:title svg:x="5.694cm" svg:y="8.077cm" chart:style-name="ch6">
              <text:p>E+V^2</text:p>
            </chart:title>
          </chart:axis>
          <chart:axis chart:dimension="y" chart:name="primary-y" chart:style-name="ch7">
            <chart:title svg:x="0.451cm" svg:y="5.873cm" chart:style-name="ch8">
              <text:p>STD. DEV (TIME)</text:p>
            </chart:title>
            <chart:grid chart:style-name="ch9" chart:class="major"/>
          </chart:axis>
          <chart:series chart:style-name="ch10" chart:values-cell-range-address="Sheet1.G57:Sheet1.G78" chart:label-cell-address="Sheet1.G56:Sheet1.G56" chart:class="chart:scatter">
            <chart:domain table:cell-range-address="Sheet1.J57:Sheet1.J78"/>
            <chart:data-point chart:repeated="22"/>
          </chart:series>
          <chart:series chart:style-name="ch11" chart:values-cell-range-address="Sheet1.H57:Sheet1.H78" chart:label-cell-address="Sheet1.H56:Sheet1.H56" chart:class="chart:scatter">
            <chart:data-point chart:repeated="22"/>
          </chart:series>
          <chart:series chart:style-name="ch12" chart:values-cell-range-address="Sheet1.I57:Sheet1.I78" chart:label-cell-address="Sheet1.I56:Sheet1.I56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G56:Sheet1.G56</svg:desc>
                </draw:g>
              </table:table-cell>
              <table:table-cell office:value-type="string">
                <text:p>Reverse Dijkstra</text:p>
                <draw:g>
                  <svg:desc>Sheet1.H56:Sheet1.H56</svg:desc>
                </draw:g>
              </table:table-cell>
              <table:table-cell office:value-type="string">
                <text:p>Bidirectional Dijkstra</text:p>
                <draw:g>
                  <svg:desc>Sheet1.I56:Sheet1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J57:Sheet1.J78</svg:desc>
                </draw:g>
              </table:table-cell>
              <table:table-cell office:value-type="float" office:value="0.00000599083">
                <text:p>0.00000599083</text:p>
                <draw:g>
                  <svg:desc>Sheet1.G57:Sheet1.G78</svg:desc>
                </draw:g>
              </table:table-cell>
              <table:table-cell office:value-type="float" office:value="0.00000259808">
                <text:p>0.00000259808</text:p>
                <draw:g>
                  <svg:desc>Sheet1.H57:Sheet1.H78</svg:desc>
                </draw:g>
              </table:table-cell>
              <table:table-cell office:value-type="float" office:value="0.00000284781">
                <text:p>0.00000284781</text:p>
                <draw:g>
                  <svg:desc>Sheet1.I57:Sheet1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2">
                <text:p>652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34">
                <text:p>5734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699">
                <text:p>50699</text:p>
              </table:table-cell>
              <table:table-cell office:value-type="float" office:value="0.00015928">
                <text:p>0.00015928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653">
                <text:p>124653</text:p>
              </table:table-cell>
              <table:table-cell office:value-type="float" office:value="0.00239183">
                <text:p>0.00239183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087">
                <text:p>131087</text:p>
              </table:table-cell>
              <table:table-cell office:value-type="float" office:value="0.00285321">
                <text:p>0.0028532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275">
                <text:p>159275</text:p>
              </table:table-cell>
              <table:table-cell office:value-type="float" office:value="0.00263756">
                <text:p>0.00263756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970">
                <text:p>173970</text:p>
              </table:table-cell>
              <table:table-cell office:value-type="float" office:value="0.00458477">
                <text:p>0.00458477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3439">
                <text:p>873439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2809">
                <text:p>952809</text:p>
              </table:table-cell>
              <table:table-cell office:value-type="float" office:value="0.00332875">
                <text:p>0.003328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2922">
                <text:p>1042922</text:p>
              </table:table-cell>
              <table:table-cell office:value-type="float" office:value="0.00163831">
                <text:p>0.00163831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9540">
                <text:p>1109540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9784">
                <text:p>1119784</text:p>
              </table:table-cell>
              <table:table-cell office:value-type="float" office:value="0.0034382">
                <text:p>0.0034382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2145">
                <text:p>2592145</text:p>
              </table:table-cell>
              <table:table-cell office:value-type="float" office:value="0.00211785">
                <text:p>0.00211785</text:p>
              </table:table-cell>
              <table:table-cell office:value-type="float" office:value="0.00117926">
                <text:p>0.00117926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722274">
                <text:p>21722274</text:p>
              </table:table-cell>
              <table:table-cell office:value-type="float" office:value="0.00451475">
                <text:p>0.00451475</text:p>
              </table:table-cell>
              <table:table-cell office:value-type="float" office:value="0.00450672">
                <text:p>0.00450672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18389">
                <text:p>23118389</text:p>
              </table:table-cell>
              <table:table-cell office:value-type="float" office:value="0.0053197">
                <text:p>0.005319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601505">
                <text:p>54601505</text:p>
              </table:table-cell>
              <table:table-cell office:value-type="float" office:value="0.0114611">
                <text:p>0.0114611</text:p>
              </table:table-cell>
              <table:table-cell office:value-type="float" office:value="0.0106606">
                <text:p>0.0106606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534737">
                <text:p>168534737</text:p>
              </table:table-cell>
              <table:table-cell office:value-type="float" office:value="0.0332719">
                <text:p>0.0332719</text:p>
              </table:table-cell>
              <table:table-cell office:value-type="float" office:value="0.035065">
                <text:p>0.035065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571342">
                <text:p>168571342</text:p>
              </table:table-cell>
              <table:table-cell office:value-type="float" office:value="0.0307853">
                <text:p>0.0307853</text:p>
              </table:table-cell>
              <table:table-cell office:value-type="float" office:value="0.0392847">
                <text:p>0.0392847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305324">
                <text:p>179305324</text:p>
              </table:table-cell>
              <table:table-cell office:value-type="float" office:value="0.0307128">
                <text:p>0.0307128</text:p>
              </table:table-cell>
              <table:table-cell office:value-type="float" office:value="0.0245478">
                <text:p>0.0245478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334258">
                <text:p>214334258</text:p>
              </table:table-cell>
              <table:table-cell office:value-type="float" office:value="0.0679868">
                <text:p>0.0679868</text:p>
              </table:table-cell>
              <table:table-cell office:value-type="float" office:value="0.0768276">
                <text:p>0.0768276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6546148">
                <text:p>1096546148</text:p>
              </table:table-cell>
              <table:table-cell office:value-type="float" office:value="0.491888">
                <text:p>0.491888</text:p>
              </table:table-cell>
              <table:table-cell office:value-type="float" office:value="0.244236">
                <text:p>0.244236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4.988cm" svg:y="0.315cm" chart:style-name="ch2">
          <text:p>TIME (MEAN) VS (E+V)*logV</text:p>
        </chart:title>
        <chart:legend chart:legend-position="end" svg:x="11.498cm" svg:y="3.784cm" style:legend-expansion="high" chart:style-name="ch3"/>
        <chart:plot-area chart:style-name="ch4" table:cell-range-address="Sheet1.J84:Sheet1.J105 Sheet1.D83:Sheet1.F105" chart:data-source-has-labels="row" svg:x="1.278cm" svg:y="1.248cm" svg:width="9.901cm" svg:height="6.648cm">
          <chartooo:coordinate-region svg:x="3.011cm" svg:y="1.421cm" svg:width="7.611cm" svg:height="5.881cm"/>
          <chart:axis chart:dimension="x" chart:name="primary-x" chart:style-name="ch5">
            <chart:title svg:x="5.364cm" svg:y="8.076cm" chart:style-name="ch6">
              <text:p>(E+V)*logV</text:p>
            </chart:title>
          </chart:axis>
          <chart:axis chart:dimension="y" chart:name="primary-y" chart:style-name="ch7">
            <chart:title svg:x="0.451cm" svg:y="5.608cm" chart:style-name="ch8">
              <text:p>TIME (MEAN)</text:p>
            </chart:title>
            <chart:grid chart:style-name="ch9" chart:class="major"/>
          </chart:axis>
          <chart:series chart:style-name="ch10" chart:values-cell-range-address="Sheet1.D84:Sheet1.D105" chart:label-cell-address="Sheet1.D83:Sheet1.D83" chart:class="chart:scatter">
            <chart:domain table:cell-range-address="Sheet1.J84:Sheet1.J105"/>
            <chart:data-point chart:repeated="22"/>
          </chart:series>
          <chart:series chart:style-name="ch11" chart:values-cell-range-address="Sheet1.E84:Sheet1.E105" chart:label-cell-address="Sheet1.E83:Sheet1.E83" chart:class="chart:scatter">
            <chart:data-point chart:repeated="22"/>
          </chart:series>
          <chart:series chart:style-name="ch12" chart:values-cell-range-address="Sheet1.F84:Sheet1.F105" chart:label-cell-address="Sheet1.F83:Sheet1.F83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D83:Sheet1.D83</svg:desc>
                </draw:g>
              </table:table-cell>
              <table:table-cell office:value-type="string">
                <text:p>Reverse Dijkstra</text:p>
                <draw:g>
                  <svg:desc>Sheet1.E83:Sheet1.E83</svg:desc>
                </draw:g>
              </table:table-cell>
              <table:table-cell office:value-type="string">
                <text:p>Bidirectional Dijkstra</text:p>
                <draw:g>
                  <svg:desc>Sheet1.F83:Sheet1.F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1853992195166">
                <text:p>5.41853992195166</text:p>
                <draw:g>
                  <svg:desc>Sheet1.J84:Sheet1.J105</svg:desc>
                </draw:g>
              </table:table-cell>
              <table:table-cell office:value-type="float" office:value="0.00002084">
                <text:p>0.00002084</text:p>
                <draw:g>
                  <svg:desc>Sheet1.D84:Sheet1.D105</svg:desc>
                </draw:g>
              </table:table-cell>
              <table:table-cell office:value-type="float" office:value="0.0000214">
                <text:p>0.0000214</text:p>
                <draw:g>
                  <svg:desc>Sheet1.E84:Sheet1.E105</svg:desc>
                </draw:g>
              </table:table-cell>
              <table:table-cell office:value-type="float" office:value="0.00002312">
                <text:p>0.00002312</text:p>
                <draw:g>
                  <svg:desc>Sheet1.F84:Sheet1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021124171161">
                <text:p>138.021124171161</text:p>
              </table:table-cell>
              <table:table-cell office:value-type="float" office:value="0.00016876">
                <text:p>0.00016876</text:p>
              </table:table-cell>
              <table:table-cell office:value-type="float" office:value="0.0001634">
                <text:p>0.0001634</text:p>
              </table:table-cell>
              <table:table-cell office:value-type="float" office:value="0.00009648">
                <text:p>0.0000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.584930950684">
                <text:p>620.584930950684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00041632">
                <text:p>0.00041632</text:p>
              </table:table-cell>
              <table:table-cell office:value-type="float" office:value="0.0000934">
                <text:p>0.000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5.63526969562">
                <text:p>1755.63526969562</text:p>
              </table:table-cell>
              <table:table-cell office:value-type="float" office:value="0.0013326">
                <text:p>0.0013326</text:p>
              </table:table-cell>
              <table:table-cell office:value-type="float" office:value="0.00122828">
                <text:p>0.00122828</text:p>
              </table:table-cell>
              <table:table-cell office:value-type="float" office:value="0.00038788">
                <text:p>0.0003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3.74347248942">
                <text:p>2803.74347248942</text:p>
              </table:table-cell>
              <table:table-cell office:value-type="float" office:value="0.0036348">
                <text:p>0.0036348</text:p>
              </table:table-cell>
              <table:table-cell office:value-type="float" office:value="0.00254112">
                <text:p>0.00254112</text:p>
              </table:table-cell>
              <table:table-cell office:value-type="float" office:value="0.00087904">
                <text:p>0.0008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2.31061654768">
                <text:p>2882.31061654768</text:p>
              </table:table-cell>
              <table:table-cell office:value-type="float" office:value="0.00375516">
                <text:p>0.00375516</text:p>
              </table:table-cell>
              <table:table-cell office:value-type="float" office:value="0.00262404">
                <text:p>0.00262404</text:p>
              </table:table-cell>
              <table:table-cell office:value-type="float" office:value="0.00106416">
                <text:p>0.0010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9.25161846151">
                <text:p>3299.25161846151</text:p>
              </table:table-cell>
              <table:table-cell office:value-type="float" office:value="0.00423308">
                <text:p>0.00423308</text:p>
              </table:table-cell>
              <table:table-cell office:value-type="float" office:value="0.0033682">
                <text:p>0.0033682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3.39412973357">
                <text:p>3483.39412973357</text:p>
              </table:table-cell>
              <table:table-cell office:value-type="float" office:value="0.00520708">
                <text:p>0.00520708</text:p>
              </table:table-cell>
              <table:table-cell office:value-type="float" office:value="0.00367836">
                <text:p>0.00367836</text:p>
              </table:table-cell>
              <table:table-cell office:value-type="float" office:value="0.00123132">
                <text:p>0.00123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42.26558099168">
                <text:p>9442.26558099168</text:p>
              </table:table-cell>
              <table:table-cell office:value-type="float" office:value="0.0208997">
                <text:p>0.0208997</text:p>
              </table:table-cell>
              <table:table-cell office:value-type="float" office:value="0.0196682">
                <text:p>0.0196682</text:p>
              </table:table-cell>
              <table:table-cell office:value-type="float" office:value="0.00648476">
                <text:p>0.00648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56.4618083807">
                <text:p>10656.4618083807</text:p>
              </table:table-cell>
              <table:table-cell office:value-type="float" office:value="0.0242896">
                <text:p>0.0242896</text:p>
              </table:table-cell>
              <table:table-cell office:value-type="float" office:value="0.0232448">
                <text:p>0.0232448</text:p>
              </table:table-cell>
              <table:table-cell office:value-type="float" office:value="0.00533476">
                <text:p>0.0053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62.4773544083">
                <text:p>10862.4773544083</text:p>
              </table:table-cell>
              <table:table-cell office:value-type="float" office:value="0.0250959">
                <text:p>0.0250959</text:p>
              </table:table-cell>
              <table:table-cell office:value-type="float" office:value="0.0235543">
                <text:p>0.0235543</text:p>
              </table:table-cell>
              <table:table-cell office:value-type="float" office:value="0.00495536">
                <text:p>0.00495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32.0504226677">
                <text:p>11532.0504226677</text:p>
              </table:table-cell>
              <table:table-cell office:value-type="float" office:value="0.0267594">
                <text:p>0.0267594</text:p>
              </table:table-cell>
              <table:table-cell office:value-type="float" office:value="0.0242219">
                <text:p>0.0242219</text:p>
              </table:table-cell>
              <table:table-cell office:value-type="float" office:value="0.0113121">
                <text:p>0.0113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49.5971964113">
                <text:p>11749.5971964113</text:p>
              </table:table-cell>
              <table:table-cell office:value-type="float" office:value="0.0272731">
                <text:p>0.0272731</text:p>
              </table:table-cell>
              <table:table-cell office:value-type="float" office:value="0.0265586">
                <text:p>0.0265586</text:p>
              </table:table-cell>
              <table:table-cell office:value-type="float" office:value="0.00584388">
                <text:p>0.0058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25.5476028946">
                <text:p>15625.5476028946</text:p>
              </table:table-cell>
              <table:table-cell office:value-type="float" office:value="0.0498925">
                <text:p>0.0498925</text:p>
              </table:table-cell>
              <table:table-cell office:value-type="float" office:value="0.0481465">
                <text:p>0.0481465</text:p>
              </table:table-cell>
              <table:table-cell office:value-type="float" office:value="0.0125048">
                <text:p>0.01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77.4859797645">
                <text:p>41577.4859797645</text:p>
              </table:table-cell>
              <table:table-cell office:value-type="float" office:value="0.303099">
                <text:p>0.303099</text:p>
              </table:table-cell>
              <table:table-cell office:value-type="float" office:value="0.304933">
                <text:p>0.304933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714.8466255855">
                <text:p>58714.8466255855</text:p>
              </table:table-cell>
              <table:table-cell office:value-type="float" office:value="0.474568">
                <text:p>0.474568</text:p>
              </table:table-cell>
              <table:table-cell office:value-type="float" office:value="0.458571">
                <text:p>0.458571</text:p>
              </table:table-cell>
              <table:table-cell office:value-type="float" office:value="0.206056">
                <text:p>0.20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931.814939455">
                <text:p>101931.814939455</text:p>
              </table:table-cell>
              <table:table-cell office:value-type="float" office:value="1.19919">
                <text:p>1.19919</text:p>
              </table:table-cell>
              <table:table-cell office:value-type="float" office:value="1.15155">
                <text:p>1.1515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14.085156175">
                <text:p>170114.085156175</text:p>
              </table:table-cell>
              <table:table-cell office:value-type="float" office:value="3.20654">
                <text:p>3.20654</text:p>
              </table:table-cell>
              <table:table-cell office:value-type="float" office:value="3.08994">
                <text:p>3.08994</text:p>
              </table:table-cell>
              <table:table-cell office:value-type="float" office:value="0.808382">
                <text:p>0.80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343.882290319">
                <text:p>202343.882290319</text:p>
              </table:table-cell>
              <table:table-cell office:value-type="float" office:value="4.38718">
                <text:p>4.38718</text:p>
              </table:table-cell>
              <table:table-cell office:value-type="float" office:value="4.19436">
                <text:p>4.19436</text:p>
              </table:table-cell>
              <table:table-cell office:value-type="float" office:value="1.56783">
                <text:p>1.56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893.763449345">
                <text:p>213893.763449345</text:p>
              </table:table-cell>
              <table:table-cell office:value-type="float" office:value="4.53525">
                <text:p>4.53525</text:p>
              </table:table-cell>
              <table:table-cell office:value-type="float" office:value="4.40896">
                <text:p>4.40896</text:p>
              </table:table-cell>
              <table:table-cell office:value-type="float" office:value="1.10445">
                <text:p>1.10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335.336774182">
                <text:p>220335.336774182</text:p>
              </table:table-cell>
              <table:table-cell office:value-type="float" office:value="4.6544">
                <text:p>4.6544</text:p>
              </table:table-cell>
              <table:table-cell office:value-type="float" office:value="4.49768">
                <text:p>4.49768</text:p>
              </table:table-cell>
              <table:table-cell office:value-type="float" office:value="1.16283">
                <text:p>1.16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383.680421162">
                <text:p>490383.680421162</text:p>
              </table:table-cell>
              <table:table-cell office:value-type="float" office:value="21.9452">
                <text:p>21.9452</text:p>
              </table:table-cell>
              <table:table-cell office:value-type="float" office:value="21.2942">
                <text:p>21.2942</text:p>
              </table:table-cell>
              <table:table-cell office:value-type="float" office:value="5.58662">
                <text:p>5.586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604cm" svg:y="0.315cm" chart:style-name="ch2">
          <text:p>STD. DEV (TIME) VS (E+V)*logV</text:p>
        </chart:title>
        <chart:legend chart:legend-position="end" svg:x="11.498cm" svg:y="3.785cm" style:legend-expansion="high" chart:style-name="ch3"/>
        <chart:plot-area chart:style-name="ch4" table:cell-range-address="Sheet1.I84:Sheet1.J105 Sheet1.G83:Sheet1.H105 Sheet1.I83:Sheet1.I83" chart:data-source-has-labels="row" svg:x="1.278cm" svg:y="1.248cm" svg:width="9.901cm" svg:height="6.649cm">
          <chartooo:coordinate-region svg:x="3.011cm" svg:y="1.421cm" svg:width="7.611cm" svg:height="5.882cm"/>
          <chart:axis chart:dimension="x" chart:name="primary-x" chart:style-name="ch5">
            <chart:title svg:x="5.364cm" svg:y="8.077cm" chart:style-name="ch6">
              <text:p>(E+V)*logV</text:p>
            </chart:title>
          </chart:axis>
          <chart:axis chart:dimension="y" chart:name="primary-y" chart:style-name="ch7">
            <chart:title svg:x="0.451cm" svg:y="5.873cm" chart:style-name="ch8">
              <text:p>STD. DEV (TIME)</text:p>
            </chart:title>
            <chart:grid chart:style-name="ch9" chart:class="major"/>
          </chart:axis>
          <chart:series chart:style-name="ch10" chart:values-cell-range-address="Sheet1.G84:Sheet1.G105" chart:label-cell-address="Sheet1.G83:Sheet1.G83" chart:class="chart:scatter">
            <chart:domain table:cell-range-address="Sheet1.J84:Sheet1.J105"/>
            <chart:data-point chart:repeated="22"/>
          </chart:series>
          <chart:series chart:style-name="ch11" chart:values-cell-range-address="Sheet1.H84:Sheet1.H105" chart:label-cell-address="Sheet1.H83:Sheet1.H83" chart:class="chart:scatter">
            <chart:data-point chart:repeated="22"/>
          </chart:series>
          <chart:series chart:style-name="ch12" chart:values-cell-range-address="Sheet1.I84:Sheet1.I105" chart:label-cell-address="Sheet1.I83:Sheet1.I83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jkstra</text:p>
                <draw:g>
                  <svg:desc>Sheet1.G83:Sheet1.G83</svg:desc>
                </draw:g>
              </table:table-cell>
              <table:table-cell office:value-type="string">
                <text:p>Reverse Dijkstra</text:p>
                <draw:g>
                  <svg:desc>Sheet1.H83:Sheet1.H83</svg:desc>
                </draw:g>
              </table:table-cell>
              <table:table-cell office:value-type="string">
                <text:p>Bidirectional Dijkstra</text:p>
                <draw:g>
                  <svg:desc>Sheet1.I83:Sheet1.I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1853992195166">
                <text:p>5.41853992195166</text:p>
                <draw:g>
                  <svg:desc>Sheet1.J84:Sheet1.J105</svg:desc>
                </draw:g>
              </table:table-cell>
              <table:table-cell office:value-type="float" office:value="0.00000599083">
                <text:p>0.00000599083</text:p>
                <draw:g>
                  <svg:desc>Sheet1.G84:Sheet1.G105</svg:desc>
                </draw:g>
              </table:table-cell>
              <table:table-cell office:value-type="float" office:value="0.00000259808">
                <text:p>0.00000259808</text:p>
                <draw:g>
                  <svg:desc>Sheet1.H84:Sheet1.H105</svg:desc>
                </draw:g>
              </table:table-cell>
              <table:table-cell office:value-type="float" office:value="0.00000284781">
                <text:p>0.00000284781</text:p>
                <draw:g>
                  <svg:desc>Sheet1.I84:Sheet1.I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021124171161">
                <text:p>138.021124171161</text:p>
              </table:table-cell>
              <table:table-cell office:value-type="float" office:value="0.0000147656">
                <text:p>0.0000147656</text:p>
              </table:table-cell>
              <table:table-cell office:value-type="float" office:value="0.00000836162">
                <text:p>0.00000836162</text:p>
              </table:table-cell>
              <table:table-cell office:value-type="float" office:value="0.0000374824">
                <text:p>0.0000374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.584930950684">
                <text:p>620.584930950684</text:p>
              </table:table-cell>
              <table:table-cell office:value-type="float" office:value="0.000266053">
                <text:p>0.000266053</text:p>
              </table:table-cell>
              <table:table-cell office:value-type="float" office:value="0.000083985">
                <text:p>0.000083985</text:p>
              </table:table-cell>
              <table:table-cell office:value-type="float" office:value="0.0000566694">
                <text:p>0.000056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5.63526969562">
                <text:p>1755.63526969562</text:p>
              </table:table-cell>
              <table:table-cell office:value-type="float" office:value="0.00015928">
                <text:p>0.00015928</text:p>
              </table:table-cell>
              <table:table-cell office:value-type="float" office:value="0.0000909448">
                <text:p>0.0000909448</text:p>
              </table:table-cell>
              <table:table-cell office:value-type="float" office:value="0.000146327">
                <text:p>0.000146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3.74347248942">
                <text:p>2803.74347248942</text:p>
              </table:table-cell>
              <table:table-cell office:value-type="float" office:value="0.00239183">
                <text:p>0.00239183</text:p>
              </table:table-cell>
              <table:table-cell office:value-type="float" office:value="0.000146718">
                <text:p>0.000146718</text:p>
              </table:table-cell>
              <table:table-cell office:value-type="float" office:value="0.000622401">
                <text:p>0.00062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2.31061654768">
                <text:p>2882.31061654768</text:p>
              </table:table-cell>
              <table:table-cell office:value-type="float" office:value="0.00285321">
                <text:p>0.00285321</text:p>
              </table:table-cell>
              <table:table-cell office:value-type="float" office:value="0.000116256">
                <text:p>0.000116256</text:p>
              </table:table-cell>
              <table:table-cell office:value-type="float" office:value="0.000870715">
                <text:p>0.00087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9.25161846151">
                <text:p>3299.25161846151</text:p>
              </table:table-cell>
              <table:table-cell office:value-type="float" office:value="0.00263756">
                <text:p>0.00263756</text:p>
              </table:table-cell>
              <table:table-cell office:value-type="float" office:value="0.000190951">
                <text:p>0.000190951</text:p>
              </table:table-cell>
              <table:table-cell office:value-type="float" office:value="0.000752684">
                <text:p>0.00075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3.39412973357">
                <text:p>3483.39412973357</text:p>
              </table:table-cell>
              <table:table-cell office:value-type="float" office:value="0.00458477">
                <text:p>0.00458477</text:p>
              </table:table-cell>
              <table:table-cell office:value-type="float" office:value="0.000210686">
                <text:p>0.000210686</text:p>
              </table:table-cell>
              <table:table-cell office:value-type="float" office:value="0.000881863">
                <text:p>0.00088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42.26558099168">
                <text:p>9442.26558099168</text:p>
              </table:table-cell>
              <table:table-cell office:value-type="float" office:value="0.00332875">
                <text:p>0.00332875</text:p>
              </table:table-cell>
              <table:table-cell office:value-type="float" office:value="0.000469569">
                <text:p>0.000469569</text:p>
              </table:table-cell>
              <table:table-cell office:value-type="float" office:value="0.00319475">
                <text:p>0.00319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56.4618083807">
                <text:p>10656.4618083807</text:p>
              </table:table-cell>
              <table:table-cell office:value-type="float" office:value="0.00163831">
                <text:p>0.00163831</text:p>
              </table:table-cell>
              <table:table-cell office:value-type="float" office:value="0.000305517">
                <text:p>0.000305517</text:p>
              </table:table-cell>
              <table:table-cell office:value-type="float" office:value="0.00491236">
                <text:p>0.0049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62.4773544083">
                <text:p>10862.4773544083</text:p>
              </table:table-cell>
              <table:table-cell office:value-type="float" office:value="0.0034382">
                <text:p>0.0034382</text:p>
              </table:table-cell>
              <table:table-cell office:value-type="float" office:value="0.000321362">
                <text:p>0.000321362</text:p>
              </table:table-cell>
              <table:table-cell office:value-type="float" office:value="0.00407912">
                <text:p>0.00407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32.0504226677">
                <text:p>11532.0504226677</text:p>
              </table:table-cell>
              <table:table-cell office:value-type="float" office:value="0.00669703">
                <text:p>0.00669703</text:p>
              </table:table-cell>
              <table:table-cell office:value-type="float" office:value="0.000427287">
                <text:p>0.000427287</text:p>
              </table:table-cell>
              <table:table-cell office:value-type="float" office:value="0.00637134">
                <text:p>0.00637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49.5971964113">
                <text:p>11749.5971964113</text:p>
              </table:table-cell>
              <table:table-cell office:value-type="float" office:value="0.000494194">
                <text:p>0.000494194</text:p>
              </table:table-cell>
              <table:table-cell office:value-type="float" office:value="0.000810878">
                <text:p>0.000810878</text:p>
              </table:table-cell>
              <table:table-cell office:value-type="float" office:value="0.00391919">
                <text:p>0.00391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25.5476028946">
                <text:p>15625.5476028946</text:p>
              </table:table-cell>
              <table:table-cell office:value-type="float" office:value="0.00211785">
                <text:p>0.00211785</text:p>
              </table:table-cell>
              <table:table-cell office:value-type="float" office:value="0.00117926">
                <text:p>0.00117926</text:p>
              </table:table-cell>
              <table:table-cell office:value-type="float" office:value="0.00991293">
                <text:p>0.0099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77.4859797645">
                <text:p>41577.4859797645</text:p>
              </table:table-cell>
              <table:table-cell office:value-type="float" office:value="0.00451475">
                <text:p>0.00451475</text:p>
              </table:table-cell>
              <table:table-cell office:value-type="float" office:value="0.00450672">
                <text:p>0.00450672</text:p>
              </table:table-cell>
              <table:table-cell office:value-type="float" office:value="0.0459215">
                <text:p>0.0459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714.8466255855">
                <text:p>58714.8466255855</text:p>
              </table:table-cell>
              <table:table-cell office:value-type="float" office:value="0.0053197">
                <text:p>0.0053197</text:p>
              </table:table-cell>
              <table:table-cell office:value-type="float" office:value="0.00468052">
                <text:p>0.00468052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931.814939455">
                <text:p>101931.814939455</text:p>
              </table:table-cell>
              <table:table-cell office:value-type="float" office:value="0.0114611">
                <text:p>0.0114611</text:p>
              </table:table-cell>
              <table:table-cell office:value-type="float" office:value="0.0106606">
                <text:p>0.0106606</text:p>
              </table:table-cell>
              <table:table-cell office:value-type="float" office:value="0.304846">
                <text:p>0.304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14.085156175">
                <text:p>170114.085156175</text:p>
              </table:table-cell>
              <table:table-cell office:value-type="float" office:value="0.0332719">
                <text:p>0.0332719</text:p>
              </table:table-cell>
              <table:table-cell office:value-type="float" office:value="0.035065">
                <text:p>0.035065</text:p>
              </table:table-cell>
              <table:table-cell office:value-type="float" office:value="0.598624">
                <text:p>0.598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343.882290319">
                <text:p>202343.882290319</text:p>
              </table:table-cell>
              <table:table-cell office:value-type="float" office:value="0.0679868">
                <text:p>0.0679868</text:p>
              </table:table-cell>
              <table:table-cell office:value-type="float" office:value="0.0768276">
                <text:p>0.0768276</text:p>
              </table:table-cell>
              <table:table-cell office:value-type="float" office:value="1.28447">
                <text:p>1.28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893.763449345">
                <text:p>213893.763449345</text:p>
              </table:table-cell>
              <table:table-cell office:value-type="float" office:value="0.0307853">
                <text:p>0.0307853</text:p>
              </table:table-cell>
              <table:table-cell office:value-type="float" office:value="0.0392847">
                <text:p>0.0392847</text:p>
              </table:table-cell>
              <table:table-cell office:value-type="float" office:value="0.931841">
                <text:p>0.931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335.336774182">
                <text:p>220335.336774182</text:p>
              </table:table-cell>
              <table:table-cell office:value-type="float" office:value="0.0307128">
                <text:p>0.0307128</text:p>
              </table:table-cell>
              <table:table-cell office:value-type="float" office:value="0.0245478">
                <text:p>0.0245478</text:p>
              </table:table-cell>
              <table:table-cell office:value-type="float" office:value="0.673477">
                <text:p>0.673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383.680421162">
                <text:p>490383.680421162</text:p>
              </table:table-cell>
              <table:table-cell office:value-type="float" office:value="0.491888">
                <text:p>0.491888</text:p>
              </table:table-cell>
              <table:table-cell office:value-type="float" office:value="0.244236">
                <text:p>0.244236</text:p>
              </table:table-cell>
              <table:table-cell office:value-type="float" office:value="4.81456">
                <text:p>4.814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